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7.197cm" table:align="left"/>
    </style:style>
    <style:style style:name="Таблица1.A" style:family="table-column">
      <style:table-column-properties style:column-width="4.212cm"/>
    </style:style>
    <style:style style:name="Таблица1.B" style:family="table-column">
      <style:table-column-properties style:column-width="2.985cm"/>
    </style:style>
    <style:style style:name="Таблица2" style:family="table">
      <style:table-properties style:width="20.003cm" table:align="left"/>
    </style:style>
    <style:style style:name="Таблица2.A" style:family="table-column">
      <style:table-column-properties style:column-width="3.425cm"/>
    </style:style>
    <style:style style:name="Таблица2.B" style:family="table-column">
      <style:table-column-properties style:column-width="5.043cm"/>
    </style:style>
    <style:style style:name="Таблица2.C" style:family="table-column">
      <style:table-column-properties style:column-width="11.534cm"/>
    </style:style>
    <style:style style:name="Таблица2.A1" style:family="table-cell">
      <style:table-cell-properties style:vertical-align="middle"/>
    </style:style>
    <style:style style:name="Таблица3" style:family="table">
      <style:table-properties style:width="8.117cm" table:align="left"/>
    </style:style>
    <style:style style:name="Таблица3.A" style:family="table-column">
      <style:table-column-properties style:column-width="4.212cm"/>
    </style:style>
    <style:style style:name="Таблица3.B" style:family="table-column">
      <style:table-column-properties style:column-width="3.905cm"/>
    </style:style>
    <style:style style:name="Таблица4" style:family="table">
      <style:table-properties style:width="20.003cm" table:align="left"/>
    </style:style>
    <style:style style:name="Таблица4.A" style:family="table-column">
      <style:table-column-properties style:column-width="3.025cm"/>
    </style:style>
    <style:style style:name="Таблица4.B" style:family="table-column">
      <style:table-column-properties style:column-width="3.948cm"/>
    </style:style>
    <style:style style:name="Таблица4.C" style:family="table-column">
      <style:table-column-properties style:column-width="13.03cm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16.568cm" table:align="left"/>
    </style:style>
    <style:style style:name="Таблица5.A" style:family="table-column">
      <style:table-column-properties style:column-width="4.212cm"/>
    </style:style>
    <style:style style:name="Таблица5.B" style:family="table-column">
      <style:table-column-properties style:column-width="12.356cm"/>
    </style:style>
    <style:style style:name="Таблица6" style:family="table">
      <style:table-properties style:width="20.003cm" table:align="left"/>
    </style:style>
    <style:style style:name="Таблица6.A" style:family="table-column">
      <style:table-column-properties style:column-width="3.568cm"/>
    </style:style>
    <style:style style:name="Таблица6.B" style:family="table-column">
      <style:table-column-properties style:column-width="5.115cm"/>
    </style:style>
    <style:style style:name="Таблица6.C" style:family="table-column">
      <style:table-column-properties style:column-width="11.319cm"/>
    </style:style>
    <style:style style:name="Таблица6.A1" style:family="table-cell">
      <style:table-cell-properties style:vertical-align="middle"/>
    </style:style>
    <style:style style:name="Таблица7" style:family="table">
      <style:table-properties style:width="13.603cm" table:align="left"/>
    </style:style>
    <style:style style:name="Таблица7.A" style:family="table-column">
      <style:table-column-properties style:column-width="2.429cm"/>
    </style:style>
    <style:style style:name="Таблица7.B" style:family="table-column">
      <style:table-column-properties style:column-width="5.496cm"/>
    </style:style>
    <style:style style:name="Таблица7.C" style:family="table-column">
      <style:table-column-properties style:column-width="5.678cm"/>
    </style:style>
    <style:style style:name="Таблица7.A1" style:family="table-cell">
      <style:table-cell-properties style:vertical-align="middle"/>
    </style:style>
    <style:style style:name="Таблица8" style:family="table">
      <style:table-properties style:width="7.011cm" table:align="left"/>
    </style:style>
    <style:style style:name="Таблица8.A" style:family="table-column">
      <style:table-column-properties style:column-width="4.212cm"/>
    </style:style>
    <style:style style:name="Таблица8.B" style:family="table-column">
      <style:table-column-properties style:column-width="2.799cm"/>
    </style:style>
    <style:style style:name="Таблица9" style:family="table">
      <style:table-properties style:width="20.003cm" table:align="left"/>
    </style:style>
    <style:style style:name="Таблица9.A" style:family="table-column">
      <style:table-column-properties style:column-width="3.72cm"/>
    </style:style>
    <style:style style:name="Таблица9.B" style:family="table-column">
      <style:table-column-properties style:column-width="3.978cm"/>
    </style:style>
    <style:style style:name="Таблица9.C" style:family="table-column">
      <style:table-column-properties style:column-width="12.305cm"/>
    </style:style>
    <style:style style:name="Таблица9.A1" style:family="table-cell">
      <style:table-cell-properties style:vertical-align="middle"/>
    </style:style>
    <style:style style:name="Таблица10" style:family="table">
      <style:table-properties style:width="15.462cm" table:align="left"/>
    </style:style>
    <style:style style:name="Таблица10.A" style:family="table-column">
      <style:table-column-properties style:column-width="4.212cm"/>
    </style:style>
    <style:style style:name="Таблица10.B" style:family="table-column">
      <style:table-column-properties style:column-width="11.25cm"/>
    </style:style>
    <style:style style:name="Таблица11" style:family="table">
      <style:table-properties style:width="20.003cm" table:align="left"/>
    </style:style>
    <style:style style:name="Таблица11.A" style:family="table-column">
      <style:table-column-properties style:column-width="3.568cm"/>
    </style:style>
    <style:style style:name="Таблица11.B" style:family="table-column">
      <style:table-column-properties style:column-width="5.115cm"/>
    </style:style>
    <style:style style:name="Таблица11.C" style:family="table-column">
      <style:table-column-properties style:column-width="11.319cm"/>
    </style:style>
    <style:style style:name="Таблица11.A1" style:family="table-cell">
      <style:table-cell-properties style:vertical-align="middle"/>
    </style:style>
    <style:style style:name="Таблица12" style:family="table">
      <style:table-properties style:width="13.705cm" table:align="left"/>
    </style:style>
    <style:style style:name="Таблица12.A" style:family="table-column">
      <style:table-column-properties style:column-width="2.429cm"/>
    </style:style>
    <style:style style:name="Таблица12.B" style:family="table-column">
      <style:table-column-properties style:column-width="5.496cm"/>
    </style:style>
    <style:style style:name="Таблица12.C" style:family="table-column">
      <style:table-column-properties style:column-width="5.78cm"/>
    </style:style>
    <style:style style:name="Таблица12.A1" style:family="table-cell">
      <style:table-cell-properties style:vertical-align="middle"/>
    </style:style>
    <style:style style:name="Таблица13" style:family="table">
      <style:table-properties style:width="7.454cm" table:align="left"/>
    </style:style>
    <style:style style:name="Таблица13.A" style:family="table-column">
      <style:table-column-properties style:column-width="4.212cm"/>
    </style:style>
    <style:style style:name="Таблица13.B" style:family="table-column">
      <style:table-column-properties style:column-width="3.242cm"/>
    </style:style>
    <style:style style:name="Таблица14" style:family="table">
      <style:table-properties style:width="20.003cm" table:align="left"/>
    </style:style>
    <style:style style:name="Таблица14.A" style:family="table-column">
      <style:table-column-properties style:column-width="3.043cm"/>
    </style:style>
    <style:style style:name="Таблица14.B" style:family="table-column">
      <style:table-column-properties style:column-width="3.986cm"/>
    </style:style>
    <style:style style:name="Таблица14.C" style:family="table-column">
      <style:table-column-properties style:column-width="12.973cm"/>
    </style:style>
    <style:style style:name="Таблица14.A1" style:family="table-cell">
      <style:table-cell-properties style:vertical-align="middle"/>
    </style:style>
    <style:style style:name="Таблица15" style:family="table">
      <style:table-properties style:width="15.905cm" table:align="left"/>
    </style:style>
    <style:style style:name="Таблица15.A" style:family="table-column">
      <style:table-column-properties style:column-width="4.212cm"/>
    </style:style>
    <style:style style:name="Таблица15.B" style:family="table-column">
      <style:table-column-properties style:column-width="11.693cm"/>
    </style:style>
    <style:style style:name="Таблица16" style:family="table">
      <style:table-properties style:width="20.003cm" table:align="left"/>
    </style:style>
    <style:style style:name="Таблица16.A" style:family="table-column">
      <style:table-column-properties style:column-width="3.568cm"/>
    </style:style>
    <style:style style:name="Таблица16.B" style:family="table-column">
      <style:table-column-properties style:column-width="5.115cm"/>
    </style:style>
    <style:style style:name="Таблица16.C" style:family="table-column">
      <style:table-column-properties style:column-width="11.319cm"/>
    </style:style>
    <style:style style:name="Таблица16.A1" style:family="table-cell">
      <style:table-cell-properties style:vertical-align="middle"/>
    </style:style>
    <style:style style:name="Таблица17" style:family="table">
      <style:table-properties style:width="13.603cm" table:align="left"/>
    </style:style>
    <style:style style:name="Таблица17.A" style:family="table-column">
      <style:table-column-properties style:column-width="2.429cm"/>
    </style:style>
    <style:style style:name="Таблица17.B" style:family="table-column">
      <style:table-column-properties style:column-width="5.496cm"/>
    </style:style>
    <style:style style:name="Таблица17.C" style:family="table-column">
      <style:table-column-properties style:column-width="5.678cm"/>
    </style:style>
    <style:style style:name="Таблица17.A1" style:family="table-cell">
      <style:table-cell-properties style:vertical-align="middle"/>
    </style:style>
    <style:style style:name="Таблица18" style:family="table">
      <style:table-properties style:width="8.701cm" table:align="left"/>
    </style:style>
    <style:style style:name="Таблица18.A" style:family="table-column">
      <style:table-column-properties style:column-width="4.212cm"/>
    </style:style>
    <style:style style:name="Таблица18.B" style:family="table-column">
      <style:table-column-properties style:column-width="4.489cm"/>
    </style:style>
    <style:style style:name="Таблица19" style:family="table">
      <style:table-properties style:width="20.003cm" table:align="left"/>
    </style:style>
    <style:style style:name="Таблица19.A" style:family="table-column">
      <style:table-column-properties style:column-width="3.593cm"/>
    </style:style>
    <style:style style:name="Таблица19.B" style:family="table-column">
      <style:table-column-properties style:column-width="5.108cm"/>
    </style:style>
    <style:style style:name="Таблица19.C" style:family="table-column">
      <style:table-column-properties style:column-width="11.301cm"/>
    </style:style>
    <style:style style:name="Таблица19.A1" style:family="table-cell">
      <style:table-cell-properties style:vertical-align="middle"/>
    </style:style>
    <style:style style:name="Таблица20" style:family="table">
      <style:table-properties style:width="10.437cm" table:align="left"/>
    </style:style>
    <style:style style:name="Таблица20.A" style:family="table-column">
      <style:table-column-properties style:column-width="4.212cm"/>
    </style:style>
    <style:style style:name="Таблица20.B" style:family="table-column">
      <style:table-column-properties style:column-width="6.225cm"/>
    </style:style>
    <style:style style:name="Таблица21" style:family="table">
      <style:table-properties style:width="20.003cm" table:align="left"/>
    </style:style>
    <style:style style:name="Таблица21.A" style:family="table-column">
      <style:table-column-properties style:column-width="3.711cm"/>
    </style:style>
    <style:style style:name="Таблица21.B" style:family="table-column">
      <style:table-column-properties style:column-width="3.858cm"/>
    </style:style>
    <style:style style:name="Таблица21.C" style:family="table-column">
      <style:table-column-properties style:column-width="12.434cm"/>
    </style:style>
    <style:style style:name="Таблица21.A1" style:family="table-cell">
      <style:table-cell-properties style:vertical-align="middle"/>
    </style:style>
    <style:style style:name="Таблица22" style:family="table">
      <style:table-properties style:width="18.888cm" table:align="left"/>
    </style:style>
    <style:style style:name="Таблица22.A" style:family="table-column">
      <style:table-column-properties style:column-width="4.212cm"/>
    </style:style>
    <style:style style:name="Таблица22.B" style:family="table-column">
      <style:table-column-properties style:column-width="14.676cm"/>
    </style:style>
    <style:style style:name="Таблица23" style:family="table">
      <style:table-properties style:width="20.003cm" table:align="left"/>
    </style:style>
    <style:style style:name="Таблица23.A" style:family="table-column">
      <style:table-column-properties style:column-width="3.568cm"/>
    </style:style>
    <style:style style:name="Таблица23.B" style:family="table-column">
      <style:table-column-properties style:column-width="5.115cm"/>
    </style:style>
    <style:style style:name="Таблица23.C" style:family="table-column">
      <style:table-column-properties style:column-width="11.319cm"/>
    </style:style>
    <style:style style:name="Таблица23.A1" style:family="table-cell">
      <style:table-cell-properties style:vertical-align="middle"/>
    </style:style>
    <style:style style:name="Таблица24" style:family="table">
      <style:table-properties style:width="13.705cm" table:align="left"/>
    </style:style>
    <style:style style:name="Таблица24.A" style:family="table-column">
      <style:table-column-properties style:column-width="2.429cm"/>
    </style:style>
    <style:style style:name="Таблица24.B" style:family="table-column">
      <style:table-column-properties style:column-width="5.496cm"/>
    </style:style>
    <style:style style:name="Таблица24.C" style:family="table-column">
      <style:table-column-properties style:column-width="5.78cm"/>
    </style:style>
    <style:style style:name="Таблица24.A1" style:family="table-cell">
      <style:table-cell-properties style:vertical-align="middle"/>
    </style:style>
    <style:style style:name="Таблица25" style:family="table">
      <style:table-properties style:width="8.784cm" table:align="left"/>
    </style:style>
    <style:style style:name="Таблица25.A" style:family="table-column">
      <style:table-column-properties style:column-width="4.212cm"/>
    </style:style>
    <style:style style:name="Таблица25.B" style:family="table-column">
      <style:table-column-properties style:column-width="4.572cm"/>
    </style:style>
    <style:style style:name="Таблица26" style:family="table">
      <style:table-properties style:width="20.003cm" table:align="left"/>
    </style:style>
    <style:style style:name="Таблица26.A" style:family="table-column">
      <style:table-column-properties style:column-width="3.717cm"/>
    </style:style>
    <style:style style:name="Таблица26.B" style:family="table-column">
      <style:table-column-properties style:column-width="3.828cm"/>
    </style:style>
    <style:style style:name="Таблица26.C" style:family="table-column">
      <style:table-column-properties style:column-width="12.458cm"/>
    </style:style>
    <style:style style:name="Таблица26.A1" style:family="table-cell">
      <style:table-cell-properties style:vertical-align="middle"/>
    </style:style>
    <style:style style:name="Таблица27" style:family="table">
      <style:table-properties style:width="17.129cm" table:align="left"/>
    </style:style>
    <style:style style:name="Таблица27.A" style:family="table-column">
      <style:table-column-properties style:column-width="4.212cm"/>
    </style:style>
    <style:style style:name="Таблица27.B" style:family="table-column">
      <style:table-column-properties style:column-width="12.917cm"/>
    </style:style>
    <style:style style:name="Таблица28" style:family="table">
      <style:table-properties style:width="20.003cm" table:align="left"/>
    </style:style>
    <style:style style:name="Таблица28.A" style:family="table-column">
      <style:table-column-properties style:column-width="3.568cm"/>
    </style:style>
    <style:style style:name="Таблица28.B" style:family="table-column">
      <style:table-column-properties style:column-width="5.115cm"/>
    </style:style>
    <style:style style:name="Таблица28.C" style:family="table-column">
      <style:table-column-properties style:column-width="11.319cm"/>
    </style:style>
    <style:style style:name="Таблица28.A1" style:family="table-cell">
      <style:table-cell-properties style:vertical-align="middle"/>
    </style:style>
    <style:style style:name="Таблица29" style:family="table">
      <style:table-properties style:width="13.705cm" table:align="left"/>
    </style:style>
    <style:style style:name="Таблица29.A" style:family="table-column">
      <style:table-column-properties style:column-width="2.429cm"/>
    </style:style>
    <style:style style:name="Таблица29.B" style:family="table-column">
      <style:table-column-properties style:column-width="5.496cm"/>
    </style:style>
    <style:style style:name="Таблица29.C" style:family="table-column">
      <style:table-column-properties style:column-width="5.78cm"/>
    </style:style>
    <style:style style:name="Таблица29.A1" style:family="table-cell">
      <style:table-cell-properties style:vertical-align="middle"/>
    </style:style>
    <style:style style:name="Таблица30" style:family="table">
      <style:table-properties style:width="20.003cm" table:align="left"/>
    </style:style>
    <style:style style:name="Таблица30.A" style:family="table-column">
      <style:table-column-properties style:column-width="4.062cm"/>
    </style:style>
    <style:style style:name="Таблица30.B" style:family="table-column">
      <style:table-column-properties style:column-width="4.792cm"/>
    </style:style>
    <style:style style:name="Таблица30.C" style:family="table-column">
      <style:table-column-properties style:column-width="11.148cm"/>
    </style:style>
    <style:style style:name="Таблица30.A1" style:family="table-cell">
      <style:table-cell-properties style:vertical-align="middle"/>
    </style:style>
    <style:style style:name="Таблица31" style:family="table">
      <style:table-properties style:width="10.037cm" table:align="left"/>
    </style:style>
    <style:style style:name="Таблица31.A" style:family="table-column">
      <style:table-column-properties style:column-width="4.212cm"/>
    </style:style>
    <style:style style:name="Таблица31.B" style:family="table-column">
      <style:table-column-properties style:column-width="5.824cm"/>
    </style:style>
    <style:style style:name="Таблица32" style:family="table">
      <style:table-properties style:width="20.003cm" table:align="left"/>
    </style:style>
    <style:style style:name="Таблица32.A" style:family="table-column">
      <style:table-column-properties style:column-width="4.821cm"/>
    </style:style>
    <style:style style:name="Таблица32.B" style:family="table-column">
      <style:table-column-properties style:column-width="3.628cm"/>
    </style:style>
    <style:style style:name="Таблица32.C" style:family="table-column">
      <style:table-column-properties style:column-width="11.553cm"/>
    </style:style>
    <style:style style:name="Таблица32.A1" style:family="table-cell">
      <style:table-cell-properties style:vertical-align="middle"/>
    </style:style>
    <style:style style:name="Таблица33" style:family="table">
      <style:table-properties style:width="18.487cm" table:align="left"/>
    </style:style>
    <style:style style:name="Таблица33.A" style:family="table-column">
      <style:table-column-properties style:column-width="4.212cm"/>
    </style:style>
    <style:style style:name="Таблица33.B" style:family="table-column">
      <style:table-column-properties style:column-width="14.275cm"/>
    </style:style>
    <style:style style:name="Таблица34" style:family="table">
      <style:table-properties style:width="20.003cm" table:align="left"/>
    </style:style>
    <style:style style:name="Таблица34.A" style:family="table-column">
      <style:table-column-properties style:column-width="3.568cm"/>
    </style:style>
    <style:style style:name="Таблица34.B" style:family="table-column">
      <style:table-column-properties style:column-width="5.115cm"/>
    </style:style>
    <style:style style:name="Таблица34.C" style:family="table-column">
      <style:table-column-properties style:column-width="11.319cm"/>
    </style:style>
    <style:style style:name="Таблица34.A1" style:family="table-cell">
      <style:table-cell-properties style:vertical-align="middle"/>
    </style:style>
    <style:style style:name="Таблица35" style:family="table">
      <style:table-properties style:width="13.705cm" table:align="left"/>
    </style:style>
    <style:style style:name="Таблица35.A" style:family="table-column">
      <style:table-column-properties style:column-width="2.429cm"/>
    </style:style>
    <style:style style:name="Таблица35.B" style:family="table-column">
      <style:table-column-properties style:column-width="5.496cm"/>
    </style:style>
    <style:style style:name="Таблица35.C" style:family="table-column">
      <style:table-column-properties style:column-width="5.78cm"/>
    </style:style>
    <style:style style:name="Таблица35.A1" style:family="table-cell">
      <style:table-cell-properties style:vertical-align="middle"/>
    </style:style>
    <style:style style:name="Таблица36" style:family="table">
      <style:table-properties style:width="17.369cm" table:align="left"/>
    </style:style>
    <style:style style:name="Таблица36.A" style:family="table-column">
      <style:table-column-properties style:column-width="2.824cm"/>
    </style:style>
    <style:style style:name="Таблица36.B" style:family="table-column">
      <style:table-column-properties style:column-width="2.35cm"/>
    </style:style>
    <style:style style:name="Таблица36.C" style:family="table-column">
      <style:table-column-properties style:column-width="12.196cm"/>
    </style:style>
    <style:style style:name="Таблица36.A1" style:family="table-cell">
      <style:table-cell-properties style:vertical-align="middle"/>
    </style:style>
    <style:style style:name="Таблица37" style:family="table">
      <style:table-properties style:width="17.369cm" table:align="left"/>
    </style:style>
    <style:style style:name="Таблица37.A" style:family="table-column">
      <style:table-column-properties style:column-width="2.824cm"/>
    </style:style>
    <style:style style:name="Таблица37.B" style:family="table-column">
      <style:table-column-properties style:column-width="2.35cm"/>
    </style:style>
    <style:style style:name="Таблица37.C" style:family="table-column">
      <style:table-column-properties style:column-width="12.196cm"/>
    </style:style>
    <style:style style:name="Таблица37.A1" style:family="table-cell">
      <style:table-cell-properties style:vertical-align="middle"/>
    </style:style>
    <style:style style:name="Таблица38" style:family="table">
      <style:table-properties style:width="18.288cm" table:align="left"/>
    </style:style>
    <style:style style:name="Таблица38.A" style:family="table-column">
      <style:table-column-properties style:column-width="3.743cm"/>
    </style:style>
    <style:style style:name="Таблица38.B" style:family="table-column">
      <style:table-column-properties style:column-width="2.35cm"/>
    </style:style>
    <style:style style:name="Таблица38.C" style:family="table-column">
      <style:table-column-properties style:column-width="12.196cm"/>
    </style:style>
    <style:style style:name="Таблица38.A1" style:family="table-cell">
      <style:table-cell-properties style:vertical-align="middle"/>
    </style:style>
    <style:style style:name="Таблица39" style:family="table">
      <style:table-properties style:width="9.123cm" table:align="left"/>
    </style:style>
    <style:style style:name="Таблица39.A" style:family="table-column">
      <style:table-column-properties style:column-width="4.212cm"/>
    </style:style>
    <style:style style:name="Таблица39.B" style:family="table-column">
      <style:table-column-properties style:column-width="4.911cm"/>
    </style:style>
    <style:style style:name="Таблица40" style:family="table">
      <style:table-properties style:width="20.003cm" table:align="left"/>
    </style:style>
    <style:style style:name="Таблица40.A" style:family="table-column">
      <style:table-column-properties style:column-width="3.306cm"/>
    </style:style>
    <style:style style:name="Таблица40.B" style:family="table-column">
      <style:table-column-properties style:column-width="4.579cm"/>
    </style:style>
    <style:style style:name="Таблица40.C" style:family="table-column">
      <style:table-column-properties style:column-width="12.118cm"/>
    </style:style>
    <style:style style:name="Таблица40.A1" style:family="table-cell">
      <style:table-cell-properties style:vertical-align="middle"/>
    </style:style>
    <style:style style:name="Таблица41" style:family="table">
      <style:table-properties style:width="10.776cm" table:align="left"/>
    </style:style>
    <style:style style:name="Таблица41.A" style:family="table-column">
      <style:table-column-properties style:column-width="4.212cm"/>
    </style:style>
    <style:style style:name="Таблица41.B" style:family="table-column">
      <style:table-column-properties style:column-width="6.563cm"/>
    </style:style>
    <style:style style:name="Таблица42" style:family="table">
      <style:table-properties style:width="11.622cm" table:align="left"/>
    </style:style>
    <style:style style:name="Таблица42.A" style:family="table-column">
      <style:table-column-properties style:column-width="2.628cm"/>
    </style:style>
    <style:style style:name="Таблица42.B" style:family="table-column">
      <style:table-column-properties style:column-width="4.704cm"/>
    </style:style>
    <style:style style:name="Таблица42.C" style:family="table-column">
      <style:table-column-properties style:column-width="4.29cm"/>
    </style:style>
    <style:style style:name="Таблица42.A1" style:family="table-cell">
      <style:table-cell-properties style:vertical-align="middle"/>
    </style:style>
    <style:style style:name="Таблица43" style:family="table">
      <style:table-properties style:width="20.003cm" table:align="left"/>
    </style:style>
    <style:style style:name="Таблица43.A" style:family="table-column">
      <style:table-column-properties style:column-width="3.025cm"/>
    </style:style>
    <style:style style:name="Таблица43.B" style:family="table-column">
      <style:table-column-properties style:column-width="3.981cm"/>
    </style:style>
    <style:style style:name="Таблица43.C" style:family="table-column">
      <style:table-column-properties style:column-width="12.996cm"/>
    </style:style>
    <style:style style:name="Таблица43.A1" style:family="table-cell">
      <style:table-cell-properties style:vertical-align="middle"/>
    </style:style>
    <style:style style:name="Таблица44" style:family="table">
      <style:table-properties style:width="11.393cm" table:align="left"/>
    </style:style>
    <style:style style:name="Таблица44.A" style:family="table-column">
      <style:table-column-properties style:column-width="4.212cm"/>
    </style:style>
    <style:style style:name="Таблица44.B" style:family="table-column">
      <style:table-column-properties style:column-width="7.181cm"/>
    </style:style>
    <style:style style:name="Таблица45" style:family="table">
      <style:table-properties style:width="20.003cm" table:align="left"/>
    </style:style>
    <style:style style:name="Таблица45.A" style:family="table-column">
      <style:table-column-properties style:column-width="3.025cm"/>
    </style:style>
    <style:style style:name="Таблица45.B" style:family="table-column">
      <style:table-column-properties style:column-width="3.981cm"/>
    </style:style>
    <style:style style:name="Таблица45.C" style:family="table-column">
      <style:table-column-properties style:column-width="12.996cm"/>
    </style:style>
    <style:style style:name="Таблица45.A1" style:family="table-cell">
      <style:table-cell-properties style:vertical-align="middle"/>
    </style:style>
    <style:style style:name="Таблица46" style:family="table">
      <style:table-properties style:width="11.151cm" table:align="left"/>
    </style:style>
    <style:style style:name="Таблица46.A" style:family="table-column">
      <style:table-column-properties style:column-width="4.212cm"/>
    </style:style>
    <style:style style:name="Таблица46.B" style:family="table-column">
      <style:table-column-properties style:column-width="6.939cm"/>
    </style:style>
    <style:style style:name="Таблица47" style:family="table">
      <style:table-properties style:width="11.622cm" table:align="left"/>
    </style:style>
    <style:style style:name="Таблица47.A" style:family="table-column">
      <style:table-column-properties style:column-width="2.628cm"/>
    </style:style>
    <style:style style:name="Таблица47.B" style:family="table-column">
      <style:table-column-properties style:column-width="4.704cm"/>
    </style:style>
    <style:style style:name="Таблица47.C" style:family="table-column">
      <style:table-column-properties style:column-width="4.29cm"/>
    </style:style>
    <style:style style:name="Таблица47.A1" style:family="table-cell">
      <style:table-cell-properties style:vertical-align="middle"/>
    </style:style>
    <style:style style:name="Таблица48" style:family="table">
      <style:table-properties style:width="20.003cm" table:align="left"/>
    </style:style>
    <style:style style:name="Таблица48.A" style:family="table-column">
      <style:table-column-properties style:column-width="3.567cm"/>
    </style:style>
    <style:style style:name="Таблица48.B" style:family="table-column">
      <style:table-column-properties style:column-width="5.173cm"/>
    </style:style>
    <style:style style:name="Таблица48.C" style:family="table-column">
      <style:table-column-properties style:column-width="11.262cm"/>
    </style:style>
    <style:style style:name="Таблица48.A1" style:family="table-cell">
      <style:table-cell-properties style:vertical-align="middle"/>
    </style:style>
    <style:style style:name="Таблица49" style:family="table">
      <style:table-properties style:width="11.769cm" table:align="left"/>
    </style:style>
    <style:style style:name="Таблица49.A" style:family="table-column">
      <style:table-column-properties style:column-width="4.212cm"/>
    </style:style>
    <style:style style:name="Таблица49.B" style:family="table-column">
      <style:table-column-properties style:column-width="7.557cm"/>
    </style:style>
    <style:style style:name="Таблица50" style:family="table">
      <style:table-properties style:width="20.003cm" table:align="left"/>
    </style:style>
    <style:style style:name="Таблица50.A" style:family="table-column">
      <style:table-column-properties style:column-width="3.567cm"/>
    </style:style>
    <style:style style:name="Таблица50.B" style:family="table-column">
      <style:table-column-properties style:column-width="5.173cm"/>
    </style:style>
    <style:style style:name="Таблица50.C" style:family="table-column">
      <style:table-column-properties style:column-width="11.262cm"/>
    </style:style>
    <style:style style:name="Таблица50.A1" style:family="table-cell">
      <style:table-cell-properties style:vertical-align="middle"/>
    </style:style>
    <style:style style:name="Таблица51" style:family="table">
      <style:table-properties style:width="10.728cm" table:align="left"/>
    </style:style>
    <style:style style:name="Таблица51.A" style:family="table-column">
      <style:table-column-properties style:column-width="4.212cm"/>
    </style:style>
    <style:style style:name="Таблица51.B" style:family="table-column">
      <style:table-column-properties style:column-width="6.516cm"/>
    </style:style>
    <style:style style:name="Таблица52" style:family="table">
      <style:table-properties style:width="11.622cm" table:align="left"/>
    </style:style>
    <style:style style:name="Таблица52.A" style:family="table-column">
      <style:table-column-properties style:column-width="2.628cm"/>
    </style:style>
    <style:style style:name="Таблица52.B" style:family="table-column">
      <style:table-column-properties style:column-width="4.704cm"/>
    </style:style>
    <style:style style:name="Таблица52.C" style:family="table-column">
      <style:table-column-properties style:column-width="4.29cm"/>
    </style:style>
    <style:style style:name="Таблица52.A1" style:family="table-cell">
      <style:table-cell-properties style:vertical-align="middle"/>
    </style:style>
    <style:style style:name="Таблица53" style:family="table">
      <style:table-properties style:width="20.003cm" table:align="left"/>
    </style:style>
    <style:style style:name="Таблица53.A" style:family="table-column">
      <style:table-column-properties style:column-width="3.551cm"/>
    </style:style>
    <style:style style:name="Таблица53.B" style:family="table-column">
      <style:table-column-properties style:column-width="5.144cm"/>
    </style:style>
    <style:style style:name="Таблица53.C" style:family="table-column">
      <style:table-column-properties style:column-width="11.308cm"/>
    </style:style>
    <style:style style:name="Таблица53.A1" style:family="table-cell">
      <style:table-cell-properties style:vertical-align="middle"/>
    </style:style>
    <style:style style:name="Таблица54" style:family="table">
      <style:table-properties style:width="11.345cm" table:align="left"/>
    </style:style>
    <style:style style:name="Таблица54.A" style:family="table-column">
      <style:table-column-properties style:column-width="4.212cm"/>
    </style:style>
    <style:style style:name="Таблица54.B" style:family="table-column">
      <style:table-column-properties style:column-width="7.133cm"/>
    </style:style>
    <style:style style:name="Таблица55" style:family="table">
      <style:table-properties style:width="20.003cm" table:align="left"/>
    </style:style>
    <style:style style:name="Таблица55.A" style:family="table-column">
      <style:table-column-properties style:column-width="3.551cm"/>
    </style:style>
    <style:style style:name="Таблица55.B" style:family="table-column">
      <style:table-column-properties style:column-width="5.144cm"/>
    </style:style>
    <style:style style:name="Таблица55.C" style:family="table-column">
      <style:table-column-properties style:column-width="11.308cm"/>
    </style:style>
    <style:style style:name="Таблица55.A1" style:family="table-cell">
      <style:table-cell-properties style:vertical-align="middle"/>
    </style:style>
    <style:style style:name="Таблица56" style:family="table">
      <style:table-properties style:width="10.705cm" table:align="left"/>
    </style:style>
    <style:style style:name="Таблица56.A" style:family="table-column">
      <style:table-column-properties style:column-width="4.212cm"/>
    </style:style>
    <style:style style:name="Таблица56.B" style:family="table-column">
      <style:table-column-properties style:column-width="6.493cm"/>
    </style:style>
    <style:style style:name="Таблица57" style:family="table">
      <style:table-properties style:width="11.622cm" table:align="left"/>
    </style:style>
    <style:style style:name="Таблица57.A" style:family="table-column">
      <style:table-column-properties style:column-width="2.628cm"/>
    </style:style>
    <style:style style:name="Таблица57.B" style:family="table-column">
      <style:table-column-properties style:column-width="4.704cm"/>
    </style:style>
    <style:style style:name="Таблица57.C" style:family="table-column">
      <style:table-column-properties style:column-width="4.29cm"/>
    </style:style>
    <style:style style:name="Таблица57.A1" style:family="table-cell">
      <style:table-cell-properties style:vertical-align="middle"/>
    </style:style>
    <style:style style:name="Таблица58" style:family="table">
      <style:table-properties style:width="20.003cm" table:align="left"/>
    </style:style>
    <style:style style:name="Таблица58.A" style:family="table-column">
      <style:table-column-properties style:column-width="3.634cm"/>
    </style:style>
    <style:style style:name="Таблица58.B" style:family="table-column">
      <style:table-column-properties style:column-width="4.314cm"/>
    </style:style>
    <style:style style:name="Таблица58.C" style:family="table-column">
      <style:table-column-properties style:column-width="12.054cm"/>
    </style:style>
    <style:style style:name="Таблица58.A1" style:family="table-cell">
      <style:table-cell-properties style:vertical-align="middle"/>
    </style:style>
    <style:style style:name="Таблица59" style:family="table">
      <style:table-properties style:width="11.322cm" table:align="left"/>
    </style:style>
    <style:style style:name="Таблица59.A" style:family="table-column">
      <style:table-column-properties style:column-width="4.212cm"/>
    </style:style>
    <style:style style:name="Таблица59.B" style:family="table-column">
      <style:table-column-properties style:column-width="7.11cm"/>
    </style:style>
    <style:style style:name="Таблица60" style:family="table">
      <style:table-properties style:width="20.003cm" table:align="left"/>
    </style:style>
    <style:style style:name="Таблица60.A" style:family="table-column">
      <style:table-column-properties style:column-width="3.634cm"/>
    </style:style>
    <style:style style:name="Таблица60.B" style:family="table-column">
      <style:table-column-properties style:column-width="4.314cm"/>
    </style:style>
    <style:style style:name="Таблица60.C" style:family="table-column">
      <style:table-column-properties style:column-width="12.054cm"/>
    </style:style>
    <style:style style:name="Таблица60.A1" style:family="table-cell">
      <style:table-cell-properties style:vertical-align="middle"/>
    </style:style>
    <style:style style:name="Таблица61" style:family="table">
      <style:table-properties style:width="8.491cm" table:align="left"/>
    </style:style>
    <style:style style:name="Таблица61.A" style:family="table-column">
      <style:table-column-properties style:column-width="4.212cm"/>
    </style:style>
    <style:style style:name="Таблица61.B" style:family="table-column">
      <style:table-column-properties style:column-width="4.279cm"/>
    </style:style>
    <style:style style:name="Таблица62" style:family="table">
      <style:table-properties style:width="20.003cm" table:align="left"/>
    </style:style>
    <style:style style:name="Таблица62.A" style:family="table-column">
      <style:table-column-properties style:column-width="3.014cm"/>
    </style:style>
    <style:style style:name="Таблица62.B" style:family="table-column">
      <style:table-column-properties style:column-width="3.928cm"/>
    </style:style>
    <style:style style:name="Таблица62.C" style:family="table-column">
      <style:table-column-properties style:column-width="13.06cm"/>
    </style:style>
    <style:style style:name="Таблица62.A1" style:family="table-cell">
      <style:table-cell-properties style:vertical-align="middle"/>
    </style:style>
    <style:style style:name="Таблица63" style:family="table">
      <style:table-properties style:width="16.942cm" table:align="left"/>
    </style:style>
    <style:style style:name="Таблица63.A" style:family="table-column">
      <style:table-column-properties style:column-width="4.212cm"/>
    </style:style>
    <style:style style:name="Таблица63.B" style:family="table-column">
      <style:table-column-properties style:column-width="12.73cm"/>
    </style:style>
    <style:style style:name="Таблица64" style:family="table">
      <style:table-properties style:width="20.003cm" table:align="left"/>
    </style:style>
    <style:style style:name="Таблица64.A" style:family="table-column">
      <style:table-column-properties style:column-width="3.568cm"/>
    </style:style>
    <style:style style:name="Таблица64.B" style:family="table-column">
      <style:table-column-properties style:column-width="5.115cm"/>
    </style:style>
    <style:style style:name="Таблица64.C" style:family="table-column">
      <style:table-column-properties style:column-width="11.319cm"/>
    </style:style>
    <style:style style:name="Таблица64.A1" style:family="table-cell">
      <style:table-cell-properties style:vertical-align="middle"/>
    </style:style>
    <style:style style:name="Таблица65" style:family="table">
      <style:table-properties style:width="13.705cm" table:align="left"/>
    </style:style>
    <style:style style:name="Таблица65.A" style:family="table-column">
      <style:table-column-properties style:column-width="2.429cm"/>
    </style:style>
    <style:style style:name="Таблица65.B" style:family="table-column">
      <style:table-column-properties style:column-width="5.496cm"/>
    </style:style>
    <style:style style:name="Таблица65.C" style:family="table-column">
      <style:table-column-properties style:column-width="5.78cm"/>
    </style:style>
    <style:style style:name="Таблица65.A1" style:family="table-cell">
      <style:table-cell-properties style:vertical-align="middle"/>
    </style:style>
    <style:style style:name="Таблица66" style:family="table">
      <style:table-properties style:width="6.488cm" table:align="left"/>
    </style:style>
    <style:style style:name="Таблица66.A" style:family="table-column">
      <style:table-column-properties style:column-width="4.212cm"/>
    </style:style>
    <style:style style:name="Таблица66.B" style:family="table-column">
      <style:table-column-properties style:column-width="2.275cm"/>
    </style:style>
    <style:style style:name="Таблица67" style:family="table">
      <style:table-properties style:width="20.003cm" table:align="left"/>
    </style:style>
    <style:style style:name="Таблица67.A" style:family="table-column">
      <style:table-column-properties style:column-width="3.279cm"/>
    </style:style>
    <style:style style:name="Таблица67.B" style:family="table-column">
      <style:table-column-properties style:column-width="4.016cm"/>
    </style:style>
    <style:style style:name="Таблица67.C" style:family="table-column">
      <style:table-column-properties style:column-width="12.707cm"/>
    </style:style>
    <style:style style:name="Таблица67.A1" style:family="table-cell">
      <style:table-cell-properties style:vertical-align="middle"/>
    </style:style>
    <style:style style:name="Таблица68" style:family="table">
      <style:table-properties style:width="14.938cm" table:align="left"/>
    </style:style>
    <style:style style:name="Таблица68.A" style:family="table-column">
      <style:table-column-properties style:column-width="4.212cm"/>
    </style:style>
    <style:style style:name="Таблица68.B" style:family="table-column">
      <style:table-column-properties style:column-width="10.726cm"/>
    </style:style>
    <style:style style:name="Таблица69" style:family="table">
      <style:table-properties style:width="20.003cm" table:align="left"/>
    </style:style>
    <style:style style:name="Таблица69.A" style:family="table-column">
      <style:table-column-properties style:column-width="3.568cm"/>
    </style:style>
    <style:style style:name="Таблица69.B" style:family="table-column">
      <style:table-column-properties style:column-width="5.115cm"/>
    </style:style>
    <style:style style:name="Таблица69.C" style:family="table-column">
      <style:table-column-properties style:column-width="11.319cm"/>
    </style:style>
    <style:style style:name="Таблица69.A1" style:family="table-cell">
      <style:table-cell-properties style:vertical-align="middle"/>
    </style:style>
    <style:style style:name="Таблица70" style:family="table">
      <style:table-properties style:width="13.705cm" table:align="left"/>
    </style:style>
    <style:style style:name="Таблица70.A" style:family="table-column">
      <style:table-column-properties style:column-width="2.429cm"/>
    </style:style>
    <style:style style:name="Таблица70.B" style:family="table-column">
      <style:table-column-properties style:column-width="5.496cm"/>
    </style:style>
    <style:style style:name="Таблица70.C" style:family="table-column">
      <style:table-column-properties style:column-width="5.78cm"/>
    </style:style>
    <style:style style:name="Таблица70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ref405396665"/><text:bookmark text:name="TI000001392"/><text:bookmark text:name="_ref380403638"/><text:bookmark text:name="_ref405396664"/>Приложение 12. Описание сущностей, предоставляемых через стандартный интерфейс OData</text:h>
      <text:p text:style-name="Text_20_body">Подробное описание представления данных см. <text:a xlink:type="simple" xlink:href="https://its.1c.ru/db/content/v8313doc/src/руководство%20разработчика/глава%2017.%20механизмы%20интернет-сервисов.htm?_=1542379434#_ref392761762" text:style-name="Internet_20_link" text:visited-style-name="Visited_20_Internet_20_Link">здесь</text:a>. При описании свойства описание представления дополнительно не приводится.</text:p>
      <text:h text:style-name="Heading_20_2" text:outline-level="2"><text:bookmark text:name="TI000001393"/><text:bookmark text:name="IssOgl1_12.1_Константы"/>12.1. Константы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Constant_&lt;Имя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Constant_&lt;Имя&gt;</text:p>
          </table:table-cell>
        </table:table-row>
      </table:table>
      <text:p text:style-name="Text_20_body">Состав свойст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3">Имя</text:p>
            </table:table-cell>
            <table:table-cell table:style-name="Таблица2.A1" office:value-type="string">
              <text:p text:style-name="P3">Тип</text:p>
            </table:table-cell>
            <table:table-cell table:style-name="Таблица2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Value</text:p>
          </table:table-cell>
          <table:table-cell office:value-type="string">
            <text:p text:style-name="P2">Соответствует типу значения</text:p>
          </table:table-cell>
          <table:table-cell office:value-type="string">
            <text:p text:style-name="P2">Значение константы.</text:p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азделителя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  <table:table-row>
          <table:table-cell office:value-type="string">
            <text:p text:style-name="P2">SurrogateKey</text:p>
          </table:table-cell>
          <table:table-cell office:value-type="string">
            <text:p text:style-name="P2">Edm.Int16</text:p>
          </table:table-cell>
          <table:table-cell office:value-type="string">
            <text:p text:style-name="P2">Суррогатный ключ в том случае, если отсутствуют разделители. Всегда равен 0.</text:p>
          </table:table-cell>
        </table:table-row>
      </table:table>
      <text:p text:style-name="Text_20_body">Особенности поведения:</text:p>
      <text:p text:style-name="Text_20_body">● Удаление не поддерживается (запрос DELETE);</text:p>
      <text:p text:style-name="Text_20_body">● Создание поддерживается (запрос POST) с особенностями.</text:p>
      <text:p text:style-name="Text_20_body">Если значение константы в информационной базе имеет значение Неопределено, то выполняется установка значения константы. Если значение константы в информационной базе имеет значение, отличное от Неопределено ‑ генерируется ошибка.</text:p>
      <text:p text:style-name="Text_20_body">● Не поддерживается обращение «через точку».</text:p>
      <text:h text:style-name="Heading_20_2" text:outline-level="2"><text:bookmark text:name="TI000001394"/><text:bookmark text:name="IssOgl1_12.2_Планы_обмена"/>12.2. Планы обмена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ExchangePlan_&lt;Имя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ExchangePlan_&lt;Имя&gt;</text:p>
          </table:table-cell>
        </table:table-row>
      </table:table>
      <text:p text:style-name="Text_20_body">Состав свойст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3">Имя</text:p>
            </table:table-cell>
            <table:table-cell table:style-name="Таблица4.A1" office:value-type="string">
              <text:p text:style-name="P3">Тип</text:p>
            </table:table-cell>
            <table:table-cell table:style-name="Таблица4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Code</text:p>
          </table:table-cell>
          <table:table-cell office:value-type="string">
            <text:p text:style-name="P2">Edm.String</text:p>
            <text:p text:style-name="P2">Edm.Int32</text:p>
          </table:table-cell>
          <table:table-cell office:value-type="string">
            <text:p text:style-name="P2">Код.</text:p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Наименование.</text:p>
          </table:table-cell>
        </table:table-row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text:soft-page-break/></text:p>
          </table:table-cell>
        </table:table-row>
        <table:table-row>
          <table:table-cell office:value-type="string">
            <text:p text:style-name="P2">DeletionMark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ометка удаления.</text:p>
          </table:table-cell>
        </table:table-row>
        <table:table-row>
          <table:table-cell office:value-type="string">
            <text:p text:style-name="P2">Vers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Версия данных.</text:p>
          </table:table-cell>
        </table:table-row>
        <table:table-row>
          <table:table-cell office:value-type="string">
            <text:p text:style-name="P2">ReceivedNo</text:p>
          </table:table-cell>
          <table:table-cell office:value-type="string">
            <text:p text:style-name="P2">Edm.Int32</text:p>
          </table:table-cell>
          <table:table-cell office:value-type="string">
            <text:p text:style-name="P2">Номер последнего полученного сообщения.</text:p>
          </table:table-cell>
        </table:table-row>
        <table:table-row>
          <table:table-cell office:value-type="string">
            <text:p text:style-name="P2">SentNo</text:p>
          </table:table-cell>
          <table:table-cell office:value-type="string">
            <text:p text:style-name="P2">Edm.Int32</text:p>
          </table:table-cell>
          <table:table-cell office:value-type="string">
            <text:p text:style-name="P2">Номер последнего отправленного сообщения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  <table:table-row>
          <table:table-cell office:value-type="string">
            <text:p text:style-name="P2">&lt;Табличные части&gt;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Каждая табличная часть выступает в виде отдельной сущности с именем ExchangePlan_&lt;ИмяОбъекта&gt;_&lt;ИмяТабличнойЧасти&gt;.</text:p>
          </table:table-cell>
        </table:table-row>
      </table:table>
      <text:h text:style-name="Heading_20_3" text:outline-level="3"><text:bookmark text:name="TI000001395"/><text:bookmark text:name="IssOgl2_12.2.1_Табличная_часть_плана_обмена"/>12.2.1. Табличная часть плана обмена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ExchangePlan_&lt;Имя объекта&gt;_&lt;Имя табличной части&gt;_ 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ExchangePlan_&lt;Имя объекта&gt;_&lt;Имя табличной части&gt;_RecordType</text:p>
          </table:table-cell>
        </table:table-row>
      </table:table>
      <text:p text:style-name="Text_20_body">Состав свойств: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header-rows>
          <table:table-row>
            <table:table-cell table:style-name="Таблица6.A1" office:value-type="string">
              <text:p text:style-name="P3">Имя</text:p>
            </table:table-cell>
            <table:table-cell table:style-name="Таблица6.A1" office:value-type="string">
              <text:p text:style-name="P3">Тип</text:p>
            </table:table-cell>
            <table:table-cell table:style-name="Таблица6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h text:style-name="Heading_20_3" text:outline-level="3"><text:bookmark text:name="TI000001396"/><text:bookmark text:name="IssOgl2_12.2.2_Строка_табличной_части"/>12.2.2. Строка табличной части</text:h>
      <text:p text:style-name="Text_20_body">Имя составного типа: ExchangePlan_&lt;Имя объекта&gt;_&lt;Имя табличной части&gt;_RowType.</text:p>
      <text:p text:style-name="Text_20_body">Состав свойств: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>
            <table:table-cell table:style-name="Таблица7.A1" office:value-type="string">
              <text:p text:style-name="P3">Имя</text:p>
            </table:table-cell>
            <table:table-cell table:style-name="Таблица7.A1" office:value-type="string">
              <text:p text:style-name="P3">Тип</text:p>
            </table:table-cell>
            <table:table-cell table:style-name="Таблица7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</table:table>
      <text:h text:style-name="Heading_20_2" text:outline-level="2"><text:bookmark text:name="_ref405394078"/><text:bookmark text:name="_ref405394077"/><text:bookmark text:name="TI000001397"/><text:bookmark text:name="IssOgl1_12.3_Справочники"/>12.3. Справочники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Catalog_&lt;Имя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Catalog_&lt;Имя&gt;<text:soft-page-break/></text:p>
          </table:table-cell>
        </table:table-row>
      </table:table>
      <text:p text:style-name="Text_20_body">Состав свойств: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3">Имя</text:p>
            </table:table-cell>
            <table:table-cell table:style-name="Таблица9.A1" office:value-type="string">
              <text:p text:style-name="P3">Тип</text:p>
            </table:table-cell>
            <table:table-cell table:style-name="Таблица9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Code</text:p>
          </table:table-cell>
          <table:table-cell office:value-type="string">
            <text:p text:style-name="P2">Edm.String,</text:p>
            <text:p text:style-name="P2">Edm.Int32</text:p>
          </table:table-cell>
          <table:table-cell office:value-type="string">
            <text:p text:style-name="P2">При наличии у справочника кода.</text:p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При наличии у справочника наименования.</text:p>
          </table:table-cell>
        </table:table-row>
        <table:table-row>
          <table:table-cell office:value-type="string">
            <text:p text:style-name="P2">IsFolder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Для иерархического справочника.</text:p>
          </table:table-cell>
        </table:table-row>
        <table:table-row>
          <table:table-cell office:value-type="string">
            <text:p text:style-name="P2">Owner</text:p>
          </table:table-cell>
          <table:table-cell office:value-type="string">
            <text:p text:style-name="P2">Ссылочный или составной тип</text:p>
          </table:table-cell>
          <table:table-cell office:value-type="string">
            <text:p text:style-name="P2">Владелец для подчиненного справочника.</text:p>
          </table:table-cell>
        </table:table-row>
        <table:table-row>
          <table:table-cell office:value-type="string">
            <text:p text:style-name="P2">Parent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Родитель для иерархического справочника.</text:p>
          </table:table-cell>
        </table:table-row>
        <table:table-row>
          <table:table-cell office:value-type="string">
            <text:p text:style-name="P2">Vers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Версия данных.</text:p>
          </table:table-cell>
        </table:table-row>
        <table:table-row>
          <table:table-cell office:value-type="string">
            <text:p text:style-name="P2">Predefin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предопределенного элемента. Только для чтения.</text:p>
          </table:table-cell>
        </table:table-row>
        <table:table-row>
          <table:table-cell office:value-type="string">
            <text:p text:style-name="P2">PredefinedDataNam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Имя предопределенного элемента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  <table:table-row>
          <table:table-cell office:value-type="string">
            <text:p text:style-name="P2">&lt;Табличные части&gt;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Каждая табличная часть выступает в виде отдельной сущности с именем Catalog_&lt;ИмяОбъекта&gt;_&lt;ИмяТабличнойЧасти&gt;.</text:p>
          </table:table-cell>
        </table:table-row>
      </table:table>
      <text:h text:style-name="Heading_20_3" text:outline-level="3"><text:bookmark text:name="TI000001398"/><text:bookmark text:name="IssOgl2_12.3.1_Табличная_часть_справочника"/>12.3.1. Табличная часть справочника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Catalog_&lt;Имя объекта&gt;_&lt;Имя табличной части&gt;_ 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Catalog_&lt;Имя объекта&gt;_&lt;Имя табличной части&gt;_RecordType</text:p>
          </table:table-cell>
        </table:table-row>
      </table:table>
      <text:p text:style-name="Text_20_body">Состав свойств: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able:table-row>
            <table:table-cell table:style-name="Таблица11.A1" office:value-type="string">
              <text:p text:style-name="P3">Имя</text:p>
            </table:table-cell>
            <table:table-cell table:style-name="Таблица11.A1" office:value-type="string">
              <text:p text:style-name="P3">Тип</text:p>
            </table:table-cell>
            <table:table-cell table:style-name="Таблица11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h text:style-name="Heading_20_3" text:outline-level="3"><text:bookmark text:name="TI000001399"/><text:bookmark text:name="IssOgl2_12.3.2_Строка_табличной_части"/><text:soft-page-break/>12.3.2. Строка табличной части</text:h>
      <text:p text:style-name="Text_20_body">Имя составного типа: Catalog_&lt;Имя объекта&gt;_&lt;Имя табличной части&gt;_RowType.</text:p>
      <text:p text:style-name="Text_20_body">Состав свойст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header-rows>
          <table:table-row>
            <table:table-cell table:style-name="Таблица12.A1" office:value-type="string">
              <text:p text:style-name="P3">Имя</text:p>
            </table:table-cell>
            <table:table-cell table:style-name="Таблица12.A1" office:value-type="string">
              <text:p text:style-name="P3">Тип</text:p>
            </table:table-cell>
            <table:table-cell table:style-name="Таблица12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</table:table>
      <text:h text:style-name="Heading_20_2" text:outline-level="2"><text:bookmark text:name="TI000001400"/><text:bookmark text:name="IssOgl1_12.4_Документы"/>12.4. Документы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Document_&lt;Имя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Document_&lt;Имя&gt;</text:p>
          </table:table-cell>
        </table:table-row>
      </table:table>
      <text:p text:style-name="Text_20_body">Состав свойст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header-rows>
          <table:table-row>
            <table:table-cell table:style-name="Таблица14.A1" office:value-type="string">
              <text:p text:style-name="P3">Имя</text:p>
            </table:table-cell>
            <table:table-cell table:style-name="Таблица14.A1" office:value-type="string">
              <text:p text:style-name="P3">Тип</text:p>
            </table:table-cell>
            <table:table-cell table:style-name="Таблица14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Number</text:p>
          </table:table-cell>
          <table:table-cell office:value-type="string">
            <text:p text:style-name="P2">Edm.String,</text:p>
            <text:p text:style-name="P2">Edm.Int32</text:p>
          </table:table-cell>
          <table:table-cell office:value-type="string">
            <text:p text:style-name="P2">Номер документа, в зависимости от установленного типа номера.</text:p>
          </table:table-cell>
        </table:table-row>
        <table:table-row>
          <table:table-cell office:value-type="string">
            <text:p text:style-name="P2">Date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Если включено.</text:p>
          </table:table-cell>
        </table:table-row>
        <table:table-row>
          <table:table-cell office:value-type="string">
            <text:p text:style-name="P2">DeletionMark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ометка удаления.</text:p>
          </table:table-cell>
        </table:table-row>
        <table:table-row>
          <table:table-cell office:value-type="string">
            <text:p text:style-name="P2">Vers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Версия данных.</text:p>
          </table:table-cell>
        </table:table-row>
        <table:table-row>
          <table:table-cell office:value-type="string">
            <text:p text:style-name="P2">Post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проведения документа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  <table:table-row>
          <table:table-cell office:value-type="string">
            <text:p text:style-name="P2">&lt;Табличные части&gt;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Каждая табличная часть выступает в виде отдельной сущности с именем Document_&lt;ИмяОбъекта&gt;_&lt;ИмяТабличнойЧасти&gt;.</text:p>
          </table:table-cell>
        </table:table-row>
      </table:table>
      <text:h text:style-name="Heading_20_3" text:outline-level="3"><text:bookmark text:name="TI000001401"/><text:bookmark text:name="IssOgl2_12.4.1_Методы"/>12.4.1. Методы</text:h>
      <text:p text:style-name="Text_20_body">Post</text:p>
      <text:p text:style-name="Text_20_body">Описание:</text:p>
      <text:p text:style-name="Text_20_body">Выполняет проведение документа.</text:p>
      <text:p text:style-name="Text_20_body">Параметры:</text:p>
      <text:p text:style-name="Text_20_body">PostingModeOperational Edm.Boolean</text:p>
      <text:p text:style-name="Text_20_body">Определяет необходимость проведения документа в оперативном режиме. При необходимости такого проведения значение свойства должно принимать значение true.</text:p>
      <text:p text:style-name="Text_20_body"><text:soft-page-break/>Значение по умолчанию: false.</text:p>
      <text:p text:style-name="Text_20_body">Unpost</text:p>
      <text:p text:style-name="Text_20_body">Описание:</text:p>
      <text:p text:style-name="Text_20_body">Выполняет отмену проведения документа.</text:p>
      <text:p text:style-name="Text_20_body">Параметры:</text:p>
      <text:p text:style-name="Text_20_body">PostingModeOperational Edm.Boolean</text:p>
      <text:p text:style-name="Text_20_body">Определяет необходимость проведения документа в оперативном режиме. При необходимости такого проведения значение свойства должно принимать значение true.</text:p>
      <text:p text:style-name="Text_20_body">Значение по умолчанию: false.</text:p>
      <text:h text:style-name="Heading_20_3" text:outline-level="3"><text:bookmark text:name="TI000001402"/><text:bookmark text:name="IssOgl2_12.4.2_Табличная_часть_справочника"/>12.4.2. Табличная часть справочника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Document_&lt;Имя объекта&gt;_&lt;Имя табличной части&gt;_ 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Document_&lt;Имя объекта&gt;_&lt;Имя табличной части&gt;_RecordType</text:p>
          </table:table-cell>
        </table:table-row>
      </table:table>
      <text:p text:style-name="Text_20_body">Состав свойст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header-rows>
          <table:table-row>
            <table:table-cell table:style-name="Таблица16.A1" office:value-type="string">
              <text:p text:style-name="P3">Имя</text:p>
            </table:table-cell>
            <table:table-cell table:style-name="Таблица16.A1" office:value-type="string">
              <text:p text:style-name="P3">Тип</text:p>
            </table:table-cell>
            <table:table-cell table:style-name="Таблица16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h text:style-name="Heading_20_3" text:outline-level="3"><text:bookmark text:name="TI000001403"/><text:bookmark text:name="IssOgl2_12.4.3_Строка_табличной_части"/>12.4.3. Строка табличной части</text:h>
      <text:p text:style-name="Text_20_body">Имя составного типа: Document_&lt;Имя объекта&gt;_&lt;Имя табличной части&gt;_RowType.</text:p>
      <text:p text:style-name="Text_20_body">Состав свойств: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header-rows>
          <table:table-row>
            <table:table-cell table:style-name="Таблица17.A1" office:value-type="string">
              <text:p text:style-name="P3">Имя</text:p>
            </table:table-cell>
            <table:table-cell table:style-name="Таблица17.A1" office:value-type="string">
              <text:p text:style-name="P3">Тип</text:p>
            </table:table-cell>
            <table:table-cell table:style-name="Таблица17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</table:table>
      <text:h text:style-name="Heading_20_2" text:outline-level="2"><text:bookmark text:name="TI000001404"/><text:bookmark text:name="IssOgl1_12.5_Журналы_документов"/>12.5. Журналы документов</text:h>
      <table:table table:name="Таблица18" table:style-name="Таблица18">
        <table:table-column table:style-name="Таблица18.A"/>
        <table:table-column table:style-name="Таблица18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DocumentJournal_&lt;Имя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DocumentJournal_&lt;Имя&gt;</text:p>
          </table:table-cell>
        </table:table-row>
      </table:table>
      <text:p text:style-name="Text_20_body">Состав свойств: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header-rows>
          <table:table-row>
            <table:table-cell table:style-name="Таблица19.A1" office:value-type="string">
              <text:p text:style-name="P3">Имя</text:p>
            </table:table-cell>
            <table:table-cell table:style-name="Таблица19.A1" office:value-type="string">
              <text:p text:style-name="P3">Тип</text:p>
            </table:table-cell>
            <table:table-cell table:style-name="Таблица19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1"/>
          </table:table-cell>
        </table:table-row>
        <text:soft-page-break/>
        <table:table-row>
          <table:table-cell office:value-type="string">
            <text:p text:style-name="P2">Number</text:p>
          </table:table-cell>
          <table:table-cell office:value-type="string">
            <text:p text:style-name="P2">Edm.String,</text:p>
            <text:p text:style-name="P2">Edm.Int32</text:p>
          </table:table-cell>
          <table:table-cell office:value-type="string">
            <text:p text:style-name="P2">Номер документа, в зависимости от установленного типа номера.</text:p>
          </table:table-cell>
        </table:table-row>
        <table:table-row>
          <table:table-cell office:value-type="string">
            <text:p text:style-name="P2">Date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Если включено.</text:p>
          </table:table-cell>
        </table:table-row>
        <table:table-row>
          <table:table-cell office:value-type="string">
            <text:p text:style-name="P2">DeletionMark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ометка удаления.</text:p>
          </table:table-cell>
        </table:table-row>
        <table:table-row>
          <table:table-cell office:value-type="string">
            <text:p text:style-name="P2">Typ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Представление типа документа.</text:p>
          </table:table-cell>
        </table:table-row>
        <table:table-row>
          <table:table-cell office:value-type="string">
            <text:p text:style-name="P2">Post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проведения документа.</text:p>
          </table:table-cell>
        </table:table-row>
        <table:table-row>
          <table:table-cell office:value-type="string">
            <text:p text:style-name="P2">&lt;Графы&gt;</text:p>
          </table:table-cell>
          <table:table-cell office:value-type="string">
            <text:p text:style-name="P2">Соответствует типу графы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p text:style-name="Text_20_body">Особенности поведения:</text:p>
      <text:p text:style-name="Text_20_body">● Поддерживается только получение списка строк</text:p>
      <text:p text:style-name="Text_20_body">● Не поддерживаются:</text:p>
      <text:p text:style-name="Text_20_body">● Создание документа (запрос POST);</text:p>
      <text:p text:style-name="Text_20_body">● Изменение документа (запрос PATCH);</text:p>
      <text:p text:style-name="Text_20_body">● Удаление документа (запрос DELETE);</text:p>
      <text:p text:style-name="Text_20_body">● Обращение «через точку».</text:p>
      <text:h text:style-name="Heading_20_2" text:outline-level="2"><text:bookmark text:name="_ref448317202"/><text:bookmark text:name="_ref448317201"/><text:bookmark text:name="TI000001405"/><text:bookmark text:name="IssOgl1_12.6_Планы_видов_характеристик"/>12.6. Планы видов характеристик</text:h>
      <table:table table:name="Таблица20" table:style-name="Таблица20">
        <table:table-column table:style-name="Таблица20.A"/>
        <table:table-column table:style-name="Таблица20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ChartOfCharacteristicTypes_&lt;Имя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ChartOfCharacteristicTypes_&lt;Имя&gt;</text:p>
          </table:table-cell>
        </table:table-row>
      </table:table>
      <text:p text:style-name="Text_20_body">Состав свойст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header-rows>
          <table:table-row>
            <table:table-cell table:style-name="Таблица21.A1" office:value-type="string">
              <text:p text:style-name="P3">Имя</text:p>
            </table:table-cell>
            <table:table-cell table:style-name="Таблица21.A1" office:value-type="string">
              <text:p text:style-name="P3">Тип</text:p>
            </table:table-cell>
            <table:table-cell table:style-name="Таблица21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Code</text:p>
          </table:table-cell>
          <table:table-cell office:value-type="string">
            <text:p text:style-name="P2">Edm.String,</text:p>
            <text:p text:style-name="P2">Edm.Int32</text:p>
          </table:table-cell>
          <table:table-cell office:value-type="string">
            <text:p text:style-name="P2">При наличии у плана видов характеристик кода.</text:p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При наличии у плана видов характеристик наименования.</text:p>
          </table:table-cell>
        </table:table-row>
        <table:table-row>
          <table:table-cell office:value-type="string">
            <text:p text:style-name="P2">IsFolder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Для иерархического плана видов характеристик.</text:p>
          </table:table-cell>
        </table:table-row>
        <table:table-row>
          <table:table-cell office:value-type="string">
            <text:p text:style-name="P2">Owner</text:p>
          </table:table-cell>
          <table:table-cell office:value-type="string">
            <text:p text:style-name="P2">Ссылочный или составной тип</text:p>
          </table:table-cell>
          <table:table-cell office:value-type="string">
            <text:p text:style-name="P2">Владелец (для подчиненного плана видов характеристик).</text:p>
          </table:table-cell>
        </table:table-row>
        <table:table-row>
          <table:table-cell office:value-type="string">
            <text:p text:style-name="P2">Parent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Родитель (для иерархических планов видов характеристик).<text:soft-page-break/></text:p>
          </table:table-cell>
        </table:table-row>
        <table:table-row>
          <table:table-cell office:value-type="string">
            <text:p text:style-name="P2">DeletionMark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ометка удаления.</text:p>
          </table:table-cell>
        </table:table-row>
        <table:table-row>
          <table:table-cell office:value-type="string">
            <text:p text:style-name="P2">Vers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Версия данных.</text:p>
          </table:table-cell>
        </table:table-row>
        <table:table-row>
          <table:table-cell office:value-type="string">
            <text:p text:style-name="P2">Predefin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предопределенного элемента. Только для чтения.</text:p>
          </table:table-cell>
        </table:table-row>
        <table:table-row>
          <table:table-cell office:value-type="string">
            <text:p text:style-name="P2">PredefinedDataNam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Имя предопределенного элемента.</text:p>
          </table:table-cell>
        </table:table-row>
        <table:table-row>
          <table:table-cell office:value-type="string">
            <text:p text:style-name="P2">ValueType</text:p>
          </table:table-cell>
          <table:table-cell office:value-type="string">
            <text:p text:style-name="P2">EnterpriseV8.TypeDescription</text:p>
          </table:table-cell>
          <table:table-cell office:value-type="string">
            <text:p text:style-name="P2">Тип значения характеристик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  <table:table-row>
          <table:table-cell office:value-type="string">
            <text:p text:style-name="P2">&lt;Табличные части&gt;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Каждая табличная часть выступает в виде отдельной сущности с именем ChartOfCharacteristicTypes_&lt;ИмяОбъекта&gt;_&lt;ИмяТабличнойЧасти&gt;.</text:p>
          </table:table-cell>
        </table:table-row>
      </table:table>
      <text:h text:style-name="Heading_20_3" text:outline-level="3"><text:bookmark text:name="TI000001406"/><text:bookmark text:name="IssOgl2_12.6.1_Табличная_часть_плана_видов_характеристик"/>12.6.1. Табличная часть плана видов характеристик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ChartOfCharacteristicTypes_&lt;Имя объекта&gt;_&lt;Имя табличной части&gt;_ 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ChartOfCharacteristicTypes_&lt;Имя объекта&gt;_&lt;Имя табличной части&gt;_RecordType</text:p>
          </table:table-cell>
        </table:table-row>
      </table:table>
      <text:p text:style-name="Text_20_body">Состав свойст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header-rows>
          <table:table-row>
            <table:table-cell table:style-name="Таблица23.A1" office:value-type="string">
              <text:p text:style-name="P3">Имя</text:p>
            </table:table-cell>
            <table:table-cell table:style-name="Таблица23.A1" office:value-type="string">
              <text:p text:style-name="P3">Тип</text:p>
            </table:table-cell>
            <table:table-cell table:style-name="Таблица23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h text:style-name="Heading_20_3" text:outline-level="3"><text:bookmark text:name="TI000001407"/><text:bookmark text:name="IssOgl2_12.6.2_Строка_табличной_части"/>12.6.2. Строка табличной части</text:h>
      <text:p text:style-name="Text_20_body">Имя составного типа: ChartOfCharacteristicTypes_&lt;Имя объекта&gt;_&lt;Имя табличной части&gt;_RowType.</text:p>
      <text:p text:style-name="Text_20_body">Состав свойств: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header-rows>
          <table:table-row>
            <table:table-cell table:style-name="Таблица24.A1" office:value-type="string">
              <text:p text:style-name="P3">Имя</text:p>
            </table:table-cell>
            <table:table-cell table:style-name="Таблица24.A1" office:value-type="string">
              <text:p text:style-name="P3">Тип</text:p>
            </table:table-cell>
            <table:table-cell table:style-name="Таблица24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</table:table>
      <text:h text:style-name="Heading_20_2" text:outline-level="2"><text:bookmark text:name="_ref448317220"/><text:bookmark text:name="_ref448317219"/><text:bookmark text:name="TI000001408"/><text:bookmark text:name="IssOgl1_12.7_Планы_счетов"/><text:soft-page-break/>12.7. Планы счетов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ChartOfAccounts_&lt;Имя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ChartOfAccounts _&lt;Имя&gt;</text:p>
          </table:table-cell>
        </table:table-row>
      </table:table>
      <text:p text:style-name="Text_20_body">Состав свойст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header-rows>
          <table:table-row>
            <table:table-cell table:style-name="Таблица26.A1" office:value-type="string">
              <text:p text:style-name="P3">Имя</text:p>
            </table:table-cell>
            <table:table-cell table:style-name="Таблица26.A1" office:value-type="string">
              <text:p text:style-name="P3">Тип</text:p>
            </table:table-cell>
            <table:table-cell table:style-name="Таблица26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Code</text:p>
          </table:table-cell>
          <table:table-cell office:value-type="string">
            <text:p text:style-name="P2">Edm.String,</text:p>
            <text:p text:style-name="P2">Edm.Int32</text:p>
          </table:table-cell>
          <table:table-cell office:value-type="string">
            <text:p text:style-name="P2">При наличии у плана счетов кода.</text:p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При наличии у плана счетов наименования.</text:p>
          </table:table-cell>
        </table:table-row>
        <table:table-row>
          <table:table-cell office:value-type="string">
            <text:p text:style-name="P2">OffBalance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забалансового счета.</text:p>
          </table:table-cell>
        </table:table-row>
        <table:table-row>
          <table:table-cell office:value-type="string">
            <text:p text:style-name="P2">Order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Порядок сортировки.</text:p>
          </table:table-cell>
        </table:table-row>
        <table:table-row>
          <table:table-cell office:value-type="string">
            <text:p text:style-name="P2">Typ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Тип счета: активный, пассивный, активно/пассивный.</text:p>
          </table:table-cell>
        </table:table-row>
        <table:table-row>
          <table:table-cell office:value-type="string">
            <text:p text:style-name="P2">Parent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Родитель (для иерархического плана счетов).</text:p>
          </table:table-cell>
        </table:table-row>
        <table:table-row>
          <table:table-cell office:value-type="string">
            <text:p text:style-name="P2">DeletionMark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ометка удаления.</text:p>
          </table:table-cell>
        </table:table-row>
        <table:table-row>
          <table:table-cell office:value-type="string">
            <text:p text:style-name="P2">Vers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Версия данных.</text:p>
          </table:table-cell>
        </table:table-row>
        <table:table-row>
          <table:table-cell office:value-type="string">
            <text:p text:style-name="P2">Predefin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предопределенного элемента. Только для чтения.</text:p>
          </table:table-cell>
        </table:table-row>
        <table:table-row>
          <table:table-cell office:value-type="string">
            <text:p text:style-name="P2">PredefinedDataNam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Имя предопределенного элемента.</text:p>
          </table:table-cell>
        </table:table-row>
        <table:table-row>
          <table:table-cell office:value-type="string">
            <text:p text:style-name="P2">&lt;ПризнакиУчета&gt;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и учета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  <table:table-row>
          <table:table-cell office:value-type="string">
            <text:p text:style-name="P2">&lt;Табличные части&gt;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Каждая табличная часть выступает в виде отдельной сущности с именем ChartOfAccounts_&lt;ИмяОбъекта&gt;_&lt;ИмяТабличнойЧасти&gt;.</text:p>
          </table:table-cell>
        </table:table-row>
        <table:table-row>
          <table:table-cell office:value-type="string">
            <text:p text:style-name="P2">ExtDimensionTypes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Стандартная табличная часть «Виды субконто».</text:p>
          </table:table-cell>
        </table:table-row>
      </table:table>
      <text:h text:style-name="Heading_20_3" text:outline-level="3"><text:bookmark text:name="TI000001409"/><text:bookmark text:name="IssOgl2_12.7.1_Табличная_часть_плана_счетов"/>12.7.1. Табличная часть плана счетов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ChartOfAccounts_&lt;Имя объекта&gt;_&lt;Имя табличной части&gt;_ 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ChartOfAccounts_&lt;Имя объекта&gt;_&lt;Имя табличной части&gt;_RecordType</text:p>
          </table:table-cell>
        </table:table-row>
      </table:table>
      <text:p text:style-name="Text_20_body">Состав свойст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header-rows>
          <table:table-row>
            <table:table-cell table:style-name="Таблица28.A1" office:value-type="string">
              <text:p text:style-name="P3">Имя</text:p>
            </table:table-cell>
            <table:table-cell table:style-name="Таблица28.A1" office:value-type="string">
              <text:p text:style-name="P3">Тип</text:p>
            </table:table-cell>
            <table:table-cell table:style-name="Таблица28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text:soft-page-break/></text:p>
          </table:table-cell>
        </table:table-row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h text:style-name="Heading_20_3" text:outline-level="3"><text:bookmark text:name="TI000001410"/><text:bookmark text:name="IssOgl2_12.7.2_Строка_табличной_части"/>12.7.2. Строка табличной части</text:h>
      <text:p text:style-name="Text_20_body">Имя составного типа: ChartOfAccounts_&lt;Имя объекта&gt;_&lt;Имя табличной части&gt;_RowType.</text:p>
      <text:p text:style-name="Text_20_body">Состав свойств: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header-rows>
          <table:table-row>
            <table:table-cell table:style-name="Таблица29.A1" office:value-type="string">
              <text:p text:style-name="P3">Имя</text:p>
            </table:table-cell>
            <table:table-cell table:style-name="Таблица29.A1" office:value-type="string">
              <text:p text:style-name="P3">Тип</text:p>
            </table:table-cell>
            <table:table-cell table:style-name="Таблица29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1411"/><text:bookmark text:name="IssOgl2_12.7.3_Строка_стандартной_табличной_части_Виды_субконто"/>12.7.3. Строка стандартной табличной части «Виды субконто»</text:h>
      <text:p text:style-name="Text_20_body">Имя составного типа: ChartOfAccounts_&lt;Имя объекта&gt;_ExtDimensions.</text:p>
      <text:p text:style-name="Text_20_body">Состав свойст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header-rows>
          <table:table-row>
            <table:table-cell table:style-name="Таблица30.A1" office:value-type="string">
              <text:p text:style-name="P3">Имя</text:p>
            </table:table-cell>
            <table:table-cell table:style-name="Таблица30.A1" office:value-type="string">
              <text:p text:style-name="P3">Тип</text:p>
            </table:table-cell>
            <table:table-cell table:style-name="Таблица30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</text:p>
          </table:table-cell>
        </table:table-row>
        <table:table-row>
          <table:table-cell office:value-type="string">
            <text:p text:style-name="P2">ExtDimensionType_Key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Идентификатор типа плана видов характеристик, хранящий виды субконто</text:p>
          </table:table-cell>
        </table:table-row>
        <table:table-row>
          <table:table-cell office:value-type="string">
            <text:p text:style-name="P2">Predefin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предопределенного вида субконто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ПризнакиУчета&gt;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и учета.</text:p>
          </table:table-cell>
        </table:table-row>
      </table:table>
      <text:h text:style-name="Heading_20_2" text:outline-level="2"><text:bookmark text:name="_ref448317232"/><text:bookmark text:name="_ref448317231"/><text:bookmark text:name="TI000001412"/><text:bookmark text:name="IssOgl1_12.8_Планы_видов_расчета"/>12.8. Планы видов расчета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ChartOfCalculationTypes_&lt;Имя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ChartOfCalculationTypes_&lt;Имя&gt;</text:p>
          </table:table-cell>
        </table:table-row>
      </table:table>
      <text:p text:style-name="Text_20_body">Состав свойст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header-rows>
          <table:table-row>
            <table:table-cell table:style-name="Таблица32.A1" office:value-type="string">
              <text:p text:style-name="P3">Имя</text:p>
            </table:table-cell>
            <table:table-cell table:style-name="Таблица32.A1" office:value-type="string">
              <text:p text:style-name="P3">Тип</text:p>
            </table:table-cell>
            <table:table-cell table:style-name="Таблица32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Code</text:p>
          </table:table-cell>
          <table:table-cell office:value-type="string">
            <text:p text:style-name="P2">Edm.String,</text:p>
            <text:p text:style-name="P2"><text:soft-page-break/>Edm.Int32</text:p>
          </table:table-cell>
          <table:table-cell office:value-type="string">
            <text:p text:style-name="P2">При наличии у плана видов расчета кода.</text:p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При наличии у плана видов расчета наименования.</text:p>
          </table:table-cell>
        </table:table-row>
        <table:table-row>
          <table:table-cell office:value-type="string">
            <text:p text:style-name="P2">ActionPeriodIsBasic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того, что базовым периодом является период действия (только для планов видов расчета c поддержкой периода действия).</text:p>
          </table:table-cell>
        </table:table-row>
        <table:table-row>
          <table:table-cell office:value-type="string">
            <text:p text:style-name="P2">DeletionMark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ометка удаления.</text:p>
          </table:table-cell>
        </table:table-row>
        <table:table-row>
          <table:table-cell office:value-type="string">
            <text:p text:style-name="P2">Vers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Версия данных.</text:p>
          </table:table-cell>
        </table:table-row>
        <table:table-row>
          <table:table-cell office:value-type="string">
            <text:p text:style-name="P2">Predefin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предопределенного элемента. Только для чтения.</text:p>
          </table:table-cell>
        </table:table-row>
        <table:table-row>
          <table:table-cell office:value-type="string">
            <text:p text:style-name="P2">PredefinedDataNam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Имя предопределенного элемента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  <table:table-row>
          <table:table-cell office:value-type="string">
            <text:p text:style-name="P2">&lt;Табличные части&gt;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Каждая табличная часть выступает в виде отдельной сущности с именем ChartOfCalculationTypes_&lt;ИмяОбъекта&gt;_&lt;ИмяТабличнойЧасти&gt;.</text:p>
          </table:table-cell>
        </table:table-row>
        <table:table-row>
          <table:table-cell office:value-type="string">
            <text:p text:style-name="P2">LeadingCalculationTypes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Стандартная табличная часть «Ведущие виды расчета».</text:p>
          </table:table-cell>
        </table:table-row>
        <table:table-row>
          <table:table-cell office:value-type="string">
            <text:p text:style-name="P2">DisplacingCalculationTypes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Стандартная табличная часть «Вытесняющие виды расчета» (только для планов видов расчета с поддержкой периода действия).</text:p>
          </table:table-cell>
        </table:table-row>
        <table:table-row>
          <table:table-cell office:value-type="string">
            <text:p text:style-name="P2">BaseCalculationTypes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Стандартная табличная часть «Базовые виды расчета» (только для плана видов расчета с поддержкой базового периода действия).</text:p>
          </table:table-cell>
        </table:table-row>
      </table:table>
      <text:h text:style-name="Heading_20_3" text:outline-level="3"><text:bookmark text:name="TI000001413"/><text:bookmark text:name="IssOgl2_12.8.1_Табличная_часть_плана_расчетов"/>12.8.1. Табличная часть плана расчетов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ChartOfCalculationTypes_&lt;Имя объекта&gt;_&lt;Имя табличной части&gt;_ 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ChartOfCalculationTypes_&lt;Имя объекта&gt;_&lt;Имя табличной части&gt;_RecordType</text:p>
          </table:table-cell>
        </table:table-row>
      </table:table>
      <text:p text:style-name="Text_20_body">Состав свойст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header-rows>
          <table:table-row>
            <table:table-cell table:style-name="Таблица34.A1" office:value-type="string">
              <text:p text:style-name="P3">Имя</text:p>
            </table:table-cell>
            <table:table-cell table:style-name="Таблица34.A1" office:value-type="string">
              <text:p text:style-name="P3">Тип</text:p>
            </table:table-cell>
            <table:table-cell table:style-name="Таблица34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<text:soft-page-break/>реквизиты&gt;</text:p>
          </table:table-cell>
          <table:table-cell office:value-type="string">
            <text:p text:style-name="P2">Соответствует типу <text:soft-page-break/>реквизита</text:p>
          </table:table-cell>
          <table:table-cell office:value-type="string">
            <text:p text:style-name="P2">Кроме общих реквизитов являющихся независимыми <text:soft-page-break/>разделителями.</text:p>
          </table:table-cell>
        </table:table-row>
      </table:table>
      <text:h text:style-name="Heading_20_3" text:outline-level="3"><text:bookmark text:name="TI000001414"/><text:bookmark text:name="IssOgl2_12.8.2_Строка_табличной_части"/>12.8.2. Строка табличной части</text:h>
      <text:p text:style-name="Text_20_body">Имя составного типа: ChartOfCalculationTypes_&lt;Имя объекта&gt;_&lt;Имя табличной части&gt;_RowType.</text:p>
      <text:p text:style-name="Text_20_body">Состав свойств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header-rows>
          <table:table-row>
            <table:table-cell table:style-name="Таблица35.A1" office:value-type="string">
              <text:p text:style-name="P3">Имя</text:p>
            </table:table-cell>
            <table:table-cell table:style-name="Таблица35.A1" office:value-type="string">
              <text:p text:style-name="P3">Тип</text:p>
            </table:table-cell>
            <table:table-cell table:style-name="Таблица35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</table:table>
      <text:h text:style-name="Heading_20_3" text:outline-level="3"><text:bookmark text:name="TI000001415"/><text:bookmark text:name="IssOgl2_12.8.3_Строка_стандартной_табличной_части_Ведущие_виды_расчета"/>12.8.3. Строка стандартной табличной части «Ведущие виды расчета»</text:h>
      <text:p text:style-name="Text_20_body">Имя составного типа: ChartOfCalculationTypes_&lt;Имя объекта&gt;_LeadingCalculationTypes.</text:p>
      <text:p text:style-name="Text_20_body">Состав свойст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header-rows>
          <table:table-row>
            <table:table-cell table:style-name="Таблица36.A1" office:value-type="string">
              <text:p text:style-name="P3">Имя</text:p>
            </table:table-cell>
            <table:table-cell table:style-name="Таблица36.A1" office:value-type="string">
              <text:p text:style-name="P3">Тип</text:p>
            </table:table-cell>
            <table:table-cell table:style-name="Таблица36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.</text:p>
          </table:table-cell>
        </table:table-row>
        <table:table-row>
          <table:table-cell office:value-type="string">
            <text:p text:style-name="P2">CalculationType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Идентификатор типа плана видов расчета, хранящий виды расчета.</text:p>
          </table:table-cell>
        </table:table-row>
        <table:table-row>
          <table:table-cell office:value-type="string">
            <text:p text:style-name="P2">Predefin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предопределенного вида субконто.</text:p>
          </table:table-cell>
        </table:table-row>
      </table:table>
      <text:h text:style-name="Heading_20_3" text:outline-level="3"><text:bookmark text:name="TI000001416"/><text:bookmark text:name="IssOgl2_12.8.4_Строка_стандартной_табличной_части_Вытесняющие_виды_расчета"/>12.8.4. Строка стандартной табличной части «Вытесняющие виды расчета»</text:h>
      <text:p text:style-name="Text_20_body">Имя составного типа: ChartOfCalculationTypes_&lt;Имя объекта&gt;_BaseCalculationTypes.</text:p>
      <text:p text:style-name="Text_20_body">Состав свойств: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header-rows>
          <table:table-row>
            <table:table-cell table:style-name="Таблица37.A1" office:value-type="string">
              <text:p text:style-name="P3">Имя</text:p>
            </table:table-cell>
            <table:table-cell table:style-name="Таблица37.A1" office:value-type="string">
              <text:p text:style-name="P3">Тип</text:p>
            </table:table-cell>
            <table:table-cell table:style-name="Таблица37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.</text:p>
          </table:table-cell>
        </table:table-row>
        <table:table-row>
          <table:table-cell office:value-type="string">
            <text:p text:style-name="P2">CalculationType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Идентификатор типа плана видов расчета, хранящий виды расчета.</text:p>
          </table:table-cell>
        </table:table-row>
        <table:table-row>
          <table:table-cell office:value-type="string">
            <text:p text:style-name="P2">Predefin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предопределенного вида субконто.</text:p>
          </table:table-cell>
        </table:table-row>
      </table:table>
      <text:h text:style-name="Heading_20_3" text:outline-level="3"><text:bookmark text:name="TI000001417"/><text:bookmark text:name="IssOgl2_12.8.5_Строка_стандартной_табличной_части_Базовые_виды_расчета"/>12.8.5. Строка стандартной табличной части «Базовые виды расчета»</text:h>
      <text:p text:style-name="Text_20_body">Имя составного типа: ChartOfCalculationTypes_&lt;Имя объекта&gt;_DisplacingCalculationTypes.</text:p>
      <text:p text:style-name="Text_20_body">Состав свойст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header-rows>
          <table:table-row>
            <table:table-cell table:style-name="Таблица38.A1" office:value-type="string">
              <text:p text:style-name="P3">Имя</text:p>
            </table:table-cell>
            <table:table-cell table:style-name="Таблица38.A1" office:value-type="string">
              <text:p text:style-name="P3">Тип</text:p>
            </table:table-cell>
            <table:table-cell table:style-name="Таблица38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.</text:p>
          </table:table-cell>
        </table:table-row>
        <table:table-row>
          <table:table-cell office:value-type="string">
            <text:p text:style-name="P2">CalculationType_Key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Идентификатор типа плана видов расчета, хранящий виды расчета.</text:p>
          </table:table-cell>
        </table:table-row>
        <table:table-row>
          <table:table-cell office:value-type="string">
            <text:p text:style-name="P2">Predefin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предопределенного вида субконто.</text:p>
          </table:table-cell>
        </table:table-row>
      </table:table>
      <text:h text:style-name="Heading_20_2" text:outline-level="2"><text:bookmark text:name="TI000001418"/><text:bookmark text:name="IssOgl1_12.9_Регистры_сведений"/><text:soft-page-break/>12.9. Регистры сведений</text:h>
      <text:h text:style-name="Heading_20_3" text:outline-level="3"><text:bookmark text:name="_ref422739366"/><text:bookmark text:name="_ref422739365"/><text:bookmark text:name="TI000001419"/><text:bookmark text:name="IssOgl2_12.9.1_Независимый"/>12.9.1. Независимый</text:h>
      <table:table table:name="Таблица39" table:style-name="Таблица39">
        <table:table-column table:style-name="Таблица39.A"/>
        <table:table-column table:style-name="Таблица39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InformationRegister_&lt;Имя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InformationRegister_&lt;Имя&gt;</text:p>
          </table:table-cell>
        </table:table-row>
      </table:table>
      <text:p text:style-name="Text_20_body"> Состав свойств: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header-rows>
          <table:table-row>
            <table:table-cell table:style-name="Таблица40.A1" office:value-type="string">
              <text:p text:style-name="P3">Название в схеме</text:p>
            </table:table-cell>
            <table:table-cell table:style-name="Таблица40.A1" office:value-type="string">
              <text:p text:style-name="P3">Тип</text:p>
            </table:table-cell>
            <table:table-cell table:style-name="Таблица40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Период записи.</text:p>
            <text:p text:style-name="P2">Только для периодического регистра сведений.</text:p>
          </table:table-cell>
        </table:table-row>
        <table:table-row>
          <table:table-cell office:value-type="string">
            <text:p text:style-name="P2">SurrogateKey</text:p>
          </table:table-cell>
          <table:table-cell office:value-type="string">
            <text:p text:style-name="P2">Edm.Int16</text:p>
          </table:table-cell>
          <table:table-cell office:value-type="string">
            <text:p text:style-name="P2">Суррогатный ключ в том случае, если отсутствуют измерения и разделители. Всегда равен 0.</text:p>
          </table:table-cell>
        </table:table-row>
        <table:table-row>
          <table:table-cell office:value-type="string">
            <text:p text:style-name="P2">&lt;Измерения&gt;</text:p>
          </table:table-cell>
          <table:table-cell office:value-type="string">
            <text:p text:style-name="P2">Соответствует типу измерения</text:p>
          </table:table-cell>
          <table:table-cell office:value-type="string">
            <text:p text:style-name="P2">Измерения включаются в ключ сущности.</text:p>
          </table:table-cell>
        </table:table-row>
        <table:table-row>
          <table:table-cell office:value-type="string">
            <text:p text:style-name="P2">&lt;Ресурсы&gt;</text:p>
          </table:table-cell>
          <table:table-cell office:value-type="string">
            <text:p text:style-name="P2">Соответствует типу ресурс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p text:style-name="Text_20_body">Особенности поведения:</text:p>
      <text:p text:style-name="Text_20_body">Измерения регистра сведений образуют ключ записи. При попытке изменить ключ записи будет генерироваться исключение с HTTP-статусом 404. Рекомендуется в таком случае вначале удалять существующую запись, а затем добавлять новую.</text:p>
      <text:h text:style-name="Heading_20_4" text:outline-level="4"><text:bookmark text:name="TI000001420"/><text:bookmark text:name="IssOgl3_12.9.1.1_Функции"/>12.9.1.1. Функции</text:h>
      <text:p text:style-name="Text_20_body">SliceLast</text:p>
      <text:p text:style-name="Text_20_body">Описание:</text:p>
      <text:p text:style-name="Text_20_body">Набор сущностей ‑ срез последних периодического регистра сведений.</text:p>
      <text:p text:style-name="Text_20_body">Параметры:</text:p>
      <text:p text:style-name="Text_20_body">Period Edm.Date</text:p>
      <text:p text:style-name="Text_20_body">Период получения среза.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SliceFirst</text:p>
      <text:p text:style-name="Text_20_body">Описание:</text:p>
      <text:p text:style-name="Text_20_body">Набор сущностей ‑ срез первых периодического регистра сведений.</text:p>
      <text:p text:style-name="Text_20_body"><text:soft-page-break/>Параметры:</text:p>
      <text:p text:style-name="Text_20_body">Period Edm.Date</text:p>
      <text:p text:style-name="Text_20_body">Период получения среза.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h text:style-name="Heading_20_3" text:outline-level="3"><text:bookmark text:name="TI000001421"/><text:bookmark text:name="IssOgl2_12.9.2_Подчиненный_регистратору"/>12.9.2. Подчиненный регистратору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InformationRegister_&lt;RegisterName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InformationRegister_&lt;RegisterName&gt;</text:p>
          </table:table-cell>
        </table:table-row>
      </table:table>
      <text:p text:style-name="Text_20_body">Состав свойст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header-rows>
          <table:table-row>
            <table:table-cell table:style-name="Таблица42.A1" office:value-type="string">
              <text:p text:style-name="P3">Имя</text:p>
            </table:table-cell>
            <table:table-cell table:style-name="Таблица42.A1" office:value-type="string">
              <text:p text:style-name="P3">Тип</text:p>
            </table:table-cell>
            <table:table-cell table:style-name="Таблица42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corder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Регистратор.</text:p>
          </table:table-cell>
        </table:table-row>
        <table:table-row>
          <table:table-cell office:value-type="string">
            <text:p text:style-name="P2">Recorder_Typ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Ссылка на регистратор.</text:p>
          </table:table-cell>
        </table:table-row>
        <table:table-row>
          <table:table-cell office:value-type="string">
            <text:p text:style-name="P2">RecordSet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Набор записей.</text:p>
          </table:table-cell>
        </table:table-row>
      </table:table>
      <text:p text:style-name="Text_20_body">Особенности поведения:</text:p>
      <text:p text:style-name="Text_20_body">Измерения регистра сведений образуют ключ записи. При попытке изменить ключ записи будет генерироваться исключение с HTTP-статусом 404. Рекомендуется в таком случае вначале удалять существующую запись, а затем добавлять новую.</text:p>
      <text:h text:style-name="Heading_20_4" text:outline-level="4"><text:bookmark text:name="TI000001422"/><text:bookmark text:name="IssOgl3_12.9.2.1_Функции"/>12.9.2.1. Функции</text:h>
      <text:p text:style-name="Text_20_body">SliceLast</text:p>
      <text:p text:style-name="Text_20_body">Описание:</text:p>
      <text:p text:style-name="Text_20_body">Набор сущностей ‑ срез последних периодического регистра сведений.</text:p>
      <text:p text:style-name="Text_20_body">Параметры:</text:p>
      <text:p text:style-name="Text_20_body">Period Edm.Date</text:p>
      <text:p text:style-name="Text_20_body">Период получения среза.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SliceFirst</text:p>
      <text:p text:style-name="Text_20_body">Описание:</text:p>
      <text:p text:style-name="Text_20_body">Набор сущностей ‑ срез первых периодического регистра сведений.</text:p>
      <text:p text:style-name="Text_20_body">Параметры:</text:p>
      <text:p text:style-name="Text_20_body">Period Edm.Date</text:p>
      <text:p text:style-name="Text_20_body">Период получения среза.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h text:style-name="Heading_20_4" text:outline-level="4"><text:bookmark text:name="_ref422739376"/><text:bookmark text:name="TI000001423"/><text:bookmark text:name="IssOgl3_12.9.2.2_Набор_записей_регистра"/><text:soft-page-break/>12.9.2.2. Набор записей регистра</text:h>
      <text:p text:style-name="Text_20_body">Имя составного типа: InformationRegister_&lt;Имя&gt;_RowType</text:p>
      <text:p text:style-name="Text_20_body">Состав свойств:</text:p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header-rows>
          <table:table-row>
            <table:table-cell table:style-name="Таблица43.A1" office:value-type="string">
              <text:p text:style-name="P3">Имя</text:p>
            </table:table-cell>
            <table:table-cell table:style-name="Таблица43.A1" office:value-type="string">
              <text:p text:style-name="P3">Тип</text:p>
            </table:table-cell>
            <table:table-cell table:style-name="Таблица43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в наборе записей</text:p>
          </table:table-cell>
        </table:table-row>
        <table:table-row>
          <table:table-cell office:value-type="string">
            <text:p text:style-name="P2">Active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активности строки</text:p>
          </table:table-cell>
        </table:table-row>
        <table:table-row>
          <table:table-cell office:value-type="string">
            <text:p text:style-name="P2">SurrogateKey</text:p>
          </table:table-cell>
          <table:table-cell office:value-type="string">
            <text:p text:style-name="P2">Edm.Int16</text:p>
          </table:table-cell>
          <table:table-cell office:value-type="string">
            <text:p text:style-name="P2">Суррогатный ключ в том случае, если отсутствуют измерения, разделители и период регистрации отличен от Регистратор. Всегда равен 0.</text:p>
          </table:table-cell>
        </table:table-row>
        <table:table-row>
          <table:table-cell office:value-type="string">
            <text:p text:style-name="P2">&lt;Измерения&gt;</text:p>
          </table:table-cell>
          <table:table-cell office:value-type="string">
            <text:p text:style-name="P2">Соответствует типу измере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Ресурсы&gt;</text:p>
          </table:table-cell>
          <table:table-cell office:value-type="string">
            <text:p text:style-name="P2">Соответствует типу ресурс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h text:style-name="Heading_20_4" text:outline-level="4"><text:bookmark text:name="_ref422739385"/><text:bookmark text:name="TI000001424"/><text:bookmark text:name="IssOgl3_12.9.2.3_Строка_набора_записей_регистра_сведений"/>12.9.2.3. Строка набора записей регистра сведений</text:h>
      <table:table table:name="Таблица44" table:style-name="Таблица44">
        <table:table-column table:style-name="Таблица44.A"/>
        <table:table-column table:style-name="Таблица44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InformationRegister_&lt;Имя&gt;_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InformationRegister_&lt;Имя&gt;_RecordType</text:p>
          </table:table-cell>
        </table:table-row>
      </table:table>
      <text:p text:style-name="Text_20_body">Состав свойств: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header-rows>
          <table:table-row>
            <table:table-cell table:style-name="Таблица45.A1" office:value-type="string">
              <text:p text:style-name="P3">Имя</text:p>
            </table:table-cell>
            <table:table-cell table:style-name="Таблица45.A1" office:value-type="string">
              <text:p text:style-name="P3">Тип</text:p>
            </table:table-cell>
            <table:table-cell table:style-name="Таблица45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в наборе записей.</text:p>
          </table:table-cell>
        </table:table-row>
        <table:table-row>
          <table:table-cell office:value-type="string">
            <text:p text:style-name="P2">Active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активности строки.</text:p>
          </table:table-cell>
        </table:table-row>
        <table:table-row>
          <table:table-cell office:value-type="string">
            <text:p text:style-name="P2">SurrogateKey</text:p>
          </table:table-cell>
          <table:table-cell office:value-type="string">
            <text:p text:style-name="P2">Edm.Int16</text:p>
          </table:table-cell>
          <table:table-cell office:value-type="string">
            <text:p text:style-name="P2">Суррогатный ключ в том случае, если отсутствуют измерения, разделители и период регистрации отличен от Регистратор. Всегда равен 0.</text:p>
          </table:table-cell>
        </table:table-row>
        <table:table-row>
          <table:table-cell office:value-type="string">
            <text:p text:style-name="P2">&lt;Измерения&gt;</text:p>
          </table:table-cell>
          <table:table-cell office:value-type="string">
            <text:p text:style-name="P2">Соответствует типу измере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Ресурсы&gt;</text:p>
          </table:table-cell>
          <table:table-cell office:value-type="string">
            <text:p text:style-name="P2">Соответствует типу ресурс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p text:style-name="Text_20_body">Особенности поведения:</text:p>
      <text:p text:style-name="Text_20_body"><text:soft-page-break/>Сущность доступна только на чтение (запрос GET).</text:p>
      <text:h text:style-name="Heading_20_2" text:outline-level="2"><text:bookmark text:name="TI000001425"/><text:bookmark text:name="IssOgl1_12.10_Регистр_накопления"/>12.10. Регистр накопления</text:h>
      <table:table table:name="Таблица46" table:style-name="Таблица46">
        <table:table-column table:style-name="Таблица46.A"/>
        <table:table-column table:style-name="Таблица46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AccumulationRegister_&lt;RegisterName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AccumulationRegister_&lt;RegisterName&gt;</text:p>
          </table:table-cell>
        </table:table-row>
      </table:table>
      <text:p text:style-name="Text_20_body">Состав свойств:</text:p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header-rows>
          <table:table-row>
            <table:table-cell table:style-name="Таблица47.A1" office:value-type="string">
              <text:p text:style-name="P3">Имя</text:p>
            </table:table-cell>
            <table:table-cell table:style-name="Таблица47.A1" office:value-type="string">
              <text:p text:style-name="P3">Тип</text:p>
            </table:table-cell>
            <table:table-cell table:style-name="Таблица47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corder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Регистратор.</text:p>
          </table:table-cell>
        </table:table-row>
        <table:table-row>
          <table:table-cell office:value-type="string">
            <text:p text:style-name="P2">Recorder_Typ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Ссылка на регистратор.</text:p>
          </table:table-cell>
        </table:table-row>
        <table:table-row>
          <table:table-cell office:value-type="string">
            <text:p text:style-name="P2">RecordSet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Набор записей.</text:p>
          </table:table-cell>
        </table:table-row>
      </table:table>
      <text:p text:style-name="Text_20_body">Особенности поведения:</text:p>
      <text:p text:style-name="Text_20_body">Измерения регистра сведений образуют ключ записи. При попытке изменить ключ записи будет генерироваться исключение с HTTP-статусом 404. Рекомендуется в таком случае вначале удалять существующую запись, а затем добавлять новую.</text:p>
      <text:h text:style-name="Heading_20_3" text:outline-level="3"><text:bookmark text:name="TI000001426"/><text:bookmark text:name="IssOgl2_12.10.1_Функции"/>12.10.1. Функции</text:h>
      <text:p text:style-name="Text_20_body">Balance</text:p>
      <text:p text:style-name="Text_20_body">Описание:</text:p>
      <text:p text:style-name="Text_20_body">Обеспечивает доступ к виртуальной таблице остатков регистра накопления.</text:p>
      <text:p text:style-name="Text_20_body">Параметры:</text:p>
      <text:p text:style-name="Text_20_body">Period Edm.Date</text:p>
      <text:p text:style-name="Text_20_body">Дата, на которую необходимо получить остатки регистра накопления.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Dimensions Edm.String</text:p>
      <text:p text:style-name="Text_20_body">Список измерений через запятую.</text:p>
      <text:p text:style-name="Text_20_body">Turnovers</text:p>
      <text:p text:style-name="Text_20_body">Описание:</text:p>
      <text:p text:style-name="Text_20_body">Обеспечивает доступ к виртуальной таблице оборотов регистра накопления. Разворот итогов по периодам не поддерживается.</text:p>
      <text:p text:style-name="Text_20_body">Параметры:</text:p>
      <text:p text:style-name="Text_20_body">Condition Edm.String</text:p>
      <text:p text:style-name="Text_20_body">Отбор записей в формате OData. Подробнее см. стр. 1252.</text:p>
      <text:p text:style-name="Text_20_body">EndPeriod Edm.Date</text:p>
      <text:p text:style-name="Text_20_body">Конец периода, за который требуется получить обороты.</text:p>
      <text:p text:style-name="Text_20_body">StartPeriod Edm.Date</text:p>
      <text:p text:style-name="Text_20_body"><text:soft-page-break/>Начало периода, за который требуется получить обороты.</text:p>
      <text:p text:style-name="Text_20_body">BalanceAndTurnovers</text:p>
      <text:p text:style-name="Text_20_body">Описание:</text:p>
      <text:p text:style-name="Text_20_body">Обеспечивает доступ к виртуальной таблице остатков и оборотов регистра накопления. Разворот итогов по периодам не поддерживается.</text:p>
      <text:p text:style-name="Text_20_body">Параметры: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EndPeriod Edm.Date</text:p>
      <text:p text:style-name="Text_20_body">Конец периода, за который требуется получить обороты.</text:p>
      <text:p text:style-name="Text_20_body">StartPeriod Edm.Date</text:p>
      <text:p text:style-name="Text_20_body">Начало периода, за который требуется получить обороты.</text:p>
      <text:h text:style-name="Heading_20_3" text:outline-level="3"><text:bookmark text:name="TI000001427"/><text:bookmark text:name="IssOgl2_12.10.2_Набор_записей_регистра"/>12.10.2. Набор записей регистра</text:h>
      <text:p text:style-name="Text_20_body">Имя составного типа: AccumulationRegister_&lt;RegisterName&gt;_RowType.</text:p>
      <text:p text:style-name="Text_20_body">Состав свойств:</text:p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header-rows>
          <table:table-row>
            <table:table-cell table:style-name="Таблица48.A1" office:value-type="string">
              <text:p text:style-name="P3">Имя</text:p>
            </table:table-cell>
            <table:table-cell table:style-name="Таблица48.A1" office:value-type="string">
              <text:p text:style-name="P3">Тип</text:p>
            </table:table-cell>
            <table:table-cell table:style-name="Таблица48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в наборе записей.</text:p>
          </table:table-cell>
        </table:table-row>
        <table:table-row>
          <table:table-cell office:value-type="string">
            <text:p text:style-name="P2">Active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активности строки.</text:p>
          </table:table-cell>
        </table:table-row>
        <table:table-row>
          <table:table-cell office:value-type="string">
            <text:p text:style-name="P2">&lt;Измерения&gt;</text:p>
          </table:table-cell>
          <table:table-cell office:value-type="string">
            <text:p text:style-name="P2">Соответствует типу измере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Ресурсы&gt;</text:p>
          </table:table-cell>
          <table:table-cell office:value-type="string">
            <text:p text:style-name="P2">Соответствует типу ресурс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p text:style-name="Text_20_body">Особенности поведения:</text:p>
      <text:p text:style-name="Text_20_body">Измерения регистра сведений образуют ключ записи. При попытке изменить ключ записи будет выдаваться исключение, код HTTP 404. Правильный способ ‑ удалить запись и создать новую.</text:p>
      <text:h text:style-name="Heading_20_3" text:outline-level="3"><text:bookmark text:name="TI000001428"/><text:bookmark text:name="IssOgl2_12.10.3_Строка_набора_записей_регистра_накопления"/>12.10.3. Строка набора записей регистра накопления</text:h>
      <table:table table:name="Таблица49" table:style-name="Таблица49">
        <table:table-column table:style-name="Таблица49.A"/>
        <table:table-column table:style-name="Таблица49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AccumulationRegister_&lt;Имя&gt;_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AccumulationRegister_&lt;Имя&gt;_RecordType</text:p>
          </table:table-cell>
        </table:table-row>
      </table:table>
      <text:p text:style-name="Text_20_body">Состав свойств:</text:p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header-rows>
          <table:table-row>
            <table:table-cell table:style-name="Таблица50.A1" office:value-type="string">
              <text:p text:style-name="P3">Имя</text:p>
            </table:table-cell>
            <table:table-cell table:style-name="Таблица50.A1" office:value-type="string">
              <text:p text:style-name="P3">Тип</text:p>
            </table:table-cell>
            <table:table-cell table:style-name="Таблица50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в наборе записей.<text:soft-page-break/></text:p>
          </table:table-cell>
        </table:table-row>
        <table:table-row>
          <table:table-cell office:value-type="string">
            <text:p text:style-name="P2">Active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активности строки.</text:p>
          </table:table-cell>
        </table:table-row>
        <table:table-row>
          <table:table-cell office:value-type="string">
            <text:p text:style-name="P2">&lt;Измерения&gt;</text:p>
          </table:table-cell>
          <table:table-cell office:value-type="string">
            <text:p text:style-name="P2">Соответствует типу измерен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Ресурсы&gt;</text:p>
          </table:table-cell>
          <table:table-cell office:value-type="string">
            <text:p text:style-name="P2">Соответствует типу ресурс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p text:style-name="Text_20_body">Особенности поведения:</text:p>
      <text:p text:style-name="Text_20_body">Сущность доступна только на чтение (запрос GET).</text:p>
      <text:h text:style-name="Heading_20_2" text:outline-level="2"><text:bookmark text:name="TI000001429"/><text:bookmark text:name="IssOgl1_12.11_Регистры_бухгалтерии"/>12.11. Регистры бухгалтерии</text:h>
      <table:table table:name="Таблица51" table:style-name="Таблица51">
        <table:table-column table:style-name="Таблица51.A"/>
        <table:table-column table:style-name="Таблица51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AccountingRegister_&lt;RegisterName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AccountingRegister_&lt;RegisterName&gt;</text:p>
          </table:table-cell>
        </table:table-row>
      </table:table>
      <text:p text:style-name="Text_20_body">Состав свойств:</text:p>
      <table:table table:name="Таблица52" table:style-name="Таблица52">
        <table:table-column table:style-name="Таблица52.A"/>
        <table:table-column table:style-name="Таблица52.B"/>
        <table:table-column table:style-name="Таблица52.C"/>
        <table:table-header-rows>
          <table:table-row>
            <table:table-cell table:style-name="Таблица52.A1" office:value-type="string">
              <text:p text:style-name="P3">Имя</text:p>
            </table:table-cell>
            <table:table-cell table:style-name="Таблица52.A1" office:value-type="string">
              <text:p text:style-name="P3">Тип</text:p>
            </table:table-cell>
            <table:table-cell table:style-name="Таблица52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corder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Регистратор.</text:p>
          </table:table-cell>
        </table:table-row>
        <table:table-row>
          <table:table-cell office:value-type="string">
            <text:p text:style-name="P2">Recorder_Typ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Ссылка на регистратор.</text:p>
          </table:table-cell>
        </table:table-row>
        <table:table-row>
          <table:table-cell office:value-type="string">
            <text:p text:style-name="P2">RecordSet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Набор записей.</text:p>
          </table:table-cell>
        </table:table-row>
      </table:table>
      <text:p text:style-name="Text_20_body">Особенности поведения:</text:p>
      <text:p text:style-name="Text_20_body">Измерения регистра сведений образуют ключ записи. При попытке изменить ключ записи будет генерироваться исключение с HTTP-статусом 404. Рекомендуется в таком случае вначале удалять существующую запись, а затем добавлять новую.</text:p>
      <text:h text:style-name="Heading_20_3" text:outline-level="3"><text:bookmark text:name="TI000001430"/><text:bookmark text:name="IssOgl2_12.11.1_Функции"/>12.11.1. Функции</text:h>
      <text:p text:style-name="Text_20_body">Balance</text:p>
      <text:p text:style-name="Text_20_body">Описание:</text:p>
      <text:p text:style-name="Text_20_body">Обеспечивает доступ к виртуальной таблице остатков регистра бухгалтерии.</text:p>
      <text:p text:style-name="Text_20_body">Параметры:</text:p>
      <text:p text:style-name="Text_20_body">Period Edm.Date</text:p>
      <text:p text:style-name="Text_20_body">Дата, на которую необходимо получить остатки регистра бухгалтерии.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<text:soft-page-break/>Dimensions Edm.String</text:p>
      <text:p text:style-name="Text_20_body">Список измерений через запятую.</text:p>
      <text:p text:style-name="Text_20_body">AccountCondition Edm.String</text:p>
      <text:p text:style-name="Text_20_body">Условие отбора по счетам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ExtraDimensions Edm.String</text:p>
      <text:p text:style-name="Text_20_body">Перечень уникальных идентификаторов видов субконто, по которым необходимо установить отбор.</text:p>
      <text:p text:style-name="Text_20_body">Turnovers</text:p>
      <text:p text:style-name="Text_20_body">Описание:</text:p>
      <text:p text:style-name="Text_20_body">Обеспечивает доступ к виртуальной таблице оборотов регистра бухгалтерии. Разворот итогов по периодам не поддерживается.</text:p>
      <text:p text:style-name="Text_20_body">Параметры: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EndPeriod Edm.Date</text:p>
      <text:p text:style-name="Text_20_body">Конец периода, за который требуется получить обороты.</text:p>
      <text:p text:style-name="Text_20_body">StartPeriod Edm.Date</text:p>
      <text:p text:style-name="Text_20_body">Начало периода, за который требуется получить обороты.</text:p>
      <text:p text:style-name="Text_20_body">AccountCondition Edm.String</text:p>
      <text:p text:style-name="Text_20_body">Условие отбора по счетам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BalancedAccountCondition Edm.String</text:p>
      <text:p text:style-name="Text_20_body">Условие отбора по корреспондирующим счетам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Dimensions Edm.String</text:p>
      <text:p text:style-name="Text_20_body">Список измерений через запятую.</text:p>
      <text:p text:style-name="Text_20_body">ExtraDimensions Edm.String</text:p>
      <text:p text:style-name="Text_20_body">Перечень уникальных идентификаторов видов субконто, по которым необходимо установить отбор.</text:p>
      <text:p text:style-name="Text_20_body">BalancedExtraDimensions Edm.String</text:p>
      <text:p text:style-name="Text_20_body">Перечень уникальных идентификаторов корреспондирующих видов субконто, по которым необходимо установить отбор.</text:p>
      <text:p text:style-name="Text_20_body">BalanceAndTurnovers</text:p>
      <text:p text:style-name="Text_20_body">Описание:</text:p>
      <text:p text:style-name="Text_20_body">Обеспечивает доступ к виртуальной таблице остатков и оборотов регистра бухгалтерии. Разворот итогов по периодам не поддерживается.</text:p>
      <text:p text:style-name="Text_20_body">Параметры: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<text:soft-page-break/>EndPeriod Edm.Date</text:p>
      <text:p text:style-name="Text_20_body">Конец периода, за который требуется получить обороты.</text:p>
      <text:p text:style-name="Text_20_body">StartPeriod Edm.Date</text:p>
      <text:p text:style-name="Text_20_body">Начало периода, за который требуется получить обороты.</text:p>
      <text:p text:style-name="Text_20_body">ExtDimensions</text:p>
      <text:p text:style-name="Text_20_body">Описание:</text:p>
      <text:p text:style-name="Text_20_body">Обеспечивает доступ к виртуальной таблице субконто регистра бухгалтерии.</text:p>
      <text:p text:style-name="Text_20_body">RecordsWithExtDimensions</text:p>
      <text:p text:style-name="Text_20_body">Описание:</text:p>
      <text:p text:style-name="Text_20_body">Обеспечивает доступ к виртуальной таблице движений с субконто регистра бухгалтерии.</text:p>
      <text:p text:style-name="Text_20_body">Параметры: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EndPeriod Edm.Date</text:p>
      <text:p text:style-name="Text_20_body">Конец периода, за который требуется получить обороты.</text:p>
      <text:p text:style-name="Text_20_body">StartPeriod Edm.Date</text:p>
      <text:p text:style-name="Text_20_body">Начало периода, за который требуется получить обороты.</text:p>
      <text:p text:style-name="Text_20_body">Top Edm.Int32</text:p>
      <text:p text:style-name="Text_20_body">Ограничение максимального количества записей.</text:p>
      <text:p text:style-name="Text_20_body">OrderBy Edm.String</text:p>
      <text:p text:style-name="Text_20_body">Строка, содержащую имена колонок (через запятую), по которым будет выполняться сортировка проводок.</text:p>
      <text:p text:style-name="Text_20_body">DrCrTurnover</text:p>
      <text:p text:style-name="Text_20_body">Описание:</text:p>
      <text:p text:style-name="Text_20_body">Обеспечивает доступ к виртуальной таблице получать обороты по регистру бухгалтерии за произвольный период с определенной агрегацией. Разворот итогов по периодам не поддерживается.</text:p>
      <text:p text:style-name="Text_20_body">Параметры: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EndPeriod Edm.Date</text:p>
      <text:p text:style-name="Text_20_body">Конец периода, за который требуется получить обороты.</text:p>
      <text:p text:style-name="Text_20_body">StartPeriod Edm.Date</text:p>
      <text:p text:style-name="Text_20_body">Начало периода, за который требуется получить обороты.</text:p>
      <text:p text:style-name="Text_20_body">AccountCondition Edm.String</text:p>
      <text:p text:style-name="Text_20_body">Условие отбора по счетам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BalancedAccountCondition Edm.String</text:p>
      <text:p text:style-name="Text_20_body"><text:soft-page-break/>Условие отбора по корреспондирующим счетам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Dimensions Edm.String</text:p>
      <text:p text:style-name="Text_20_body">Список измерений через запятую.</text:p>
      <text:p text:style-name="Text_20_body">ExtraDimensions Edm.String</text:p>
      <text:p text:style-name="Text_20_body">Перечень уникальных идентификаторов видов субконто, по которым необходимо установить отбор.</text:p>
      <text:p text:style-name="Text_20_body">BalancedExtraDimensions Edm.String</text:p>
      <text:p text:style-name="Text_20_body">Перечень уникальных идентификаторов корреспондирующих видов субконто, по которым необходимо установить отбор.</text:p>
      <text:h text:style-name="Heading_20_3" text:outline-level="3"><text:bookmark text:name="TI000001431"/><text:bookmark text:name="IssOgl2_12.11.2_Набор_записей_регистра"/>12.11.2. Набор записей регистра</text:h>
      <text:p text:style-name="Text_20_body">Имя составного типа: AccountingRegister_&lt;RegisterName&gt;_RowType.</text:p>
      <text:p text:style-name="Text_20_body">Состав свойств:</text:p>
      <table:table table:name="Таблица53" table:style-name="Таблица53">
        <table:table-column table:style-name="Таблица53.A"/>
        <table:table-column table:style-name="Таблица53.B"/>
        <table:table-column table:style-name="Таблица53.C"/>
        <table:table-header-rows>
          <table:table-row>
            <table:table-cell table:style-name="Таблица53.A1" office:value-type="string">
              <text:p text:style-name="P3">Имя</text:p>
            </table:table-cell>
            <table:table-cell table:style-name="Таблица53.A1" office:value-type="string">
              <text:p text:style-name="P3">Тип</text:p>
            </table:table-cell>
            <table:table-cell table:style-name="Таблица53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в наборе записей.</text:p>
          </table:table-cell>
        </table:table-row>
        <table:table-row>
          <table:table-cell office:value-type="string">
            <text:p text:style-name="P2">Active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активности строки.</text:p>
          </table:table-cell>
        </table:table-row>
        <table:table-row>
          <table:table-cell office:value-type="string">
            <text:p text:style-name="P2">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Момент времени, в который выполнена запись.</text:p>
          </table:table-cell>
        </table:table-row>
        <table:table-row>
          <table:table-cell office:value-type="string">
            <text:p text:style-name="P2">RecordTyp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Вид движения записи регистра бухгалтерии: Debit или Credit.</text:p>
          </table:table-cell>
        </table:table-row>
        <table:table-row>
          <table:table-cell office:value-type="string">
            <text:p text:style-name="P2">AccountDr_Key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Счет дебета (только для регистра с коррекспонденцией).</text:p>
          </table:table-cell>
        </table:table-row>
        <table:table-row>
          <table:table-cell office:value-type="string">
            <text:p text:style-name="P2">AccountCr_Key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Счет кредита (только для регистра с коррекспонденцией).</text:p>
          </table:table-cell>
        </table:table-row>
        <table:table-row>
          <table:table-cell office:value-type="string">
            <text:p text:style-name="P2">Account_Key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Счет (только для регистра без коррекспонденции).</text:p>
          </table:table-cell>
        </table:table-row>
        <table:table-row>
          <table:table-cell office:value-type="string">
            <text:p text:style-name="P2">&lt;Измерения&gt;</text:p>
          </table:table-cell>
          <table:table-cell office:value-type="string">
            <text:p text:style-name="P2">Соответствует типу измерения</text:p>
          </table:table-cell>
          <table:table-cell office:value-type="string">
            <text:p text:style-name="P2">Для небалансовых измерений два свойства:</text:p>
            <text:p text:style-name="P2">● &lt;ИмяИзмерения&gt;Dr</text:p>
            <text:p text:style-name="P2">● &lt;ИмяИзмерения&gt;Cr.</text:p>
          </table:table-cell>
        </table:table-row>
        <table:table-row>
          <table:table-cell office:value-type="string">
            <text:p text:style-name="P2">&lt;Ресурсы&gt;</text:p>
          </table:table-cell>
          <table:table-cell office:value-type="string">
            <text:p text:style-name="P2">Соответствует типу ресурса</text:p>
          </table:table-cell>
          <table:table-cell office:value-type="string">
            <text:p text:style-name="P2">Для небалансовых измерений два свойства:</text:p>
            <text:p text:style-name="P2">● &lt;ИмяРесурса&gt;Dr</text:p>
            <text:p text:style-name="P2">● &lt;ИмяРесурса&gt;Cr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● </text:p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h text:style-name="Heading_20_3" text:outline-level="3"><text:bookmark text:name="TI000001432"/><text:bookmark text:name="IssOgl2_12.11.3_Строка_набора_записей_регистрав_сведений"/>12.11.3. Строка набора записей регистрав сведений</text:h>
      <table:table table:name="Таблица54" table:style-name="Таблица54">
        <table:table-column table:style-name="Таблица54.A"/>
        <table:table-column table:style-name="Таблица54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AccountingRegister_&lt;Имя&gt;_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AccountingRegister_&lt;Имя&gt;_RecordType<text:soft-page-break/></text:p>
          </table:table-cell>
        </table:table-row>
      </table:table>
      <text:p text:style-name="Text_20_body">Состав свойств:</text:p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header-rows>
          <table:table-row>
            <table:table-cell table:style-name="Таблица55.A1" office:value-type="string">
              <text:p text:style-name="P3">Имя</text:p>
            </table:table-cell>
            <table:table-cell table:style-name="Таблица55.A1" office:value-type="string">
              <text:p text:style-name="P3">Тип</text:p>
            </table:table-cell>
            <table:table-cell table:style-name="Таблица55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в наборе записей.</text:p>
          </table:table-cell>
        </table:table-row>
        <table:table-row>
          <table:table-cell office:value-type="string">
            <text:p text:style-name="P2">Active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активности строки.</text:p>
          </table:table-cell>
        </table:table-row>
        <table:table-row>
          <table:table-cell office:value-type="string">
            <text:p text:style-name="P2">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Момент времени, в который выполнена запись.</text:p>
          </table:table-cell>
        </table:table-row>
        <table:table-row>
          <table:table-cell office:value-type="string">
            <text:p text:style-name="P2">RecordTyp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Вид движения записи регистра бухгалтерии: Debit или Credit.</text:p>
          </table:table-cell>
        </table:table-row>
        <table:table-row>
          <table:table-cell office:value-type="string">
            <text:p text:style-name="P2">AccountDr_Key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Счет дебета (только для регистра с коррекспонденцией).</text:p>
          </table:table-cell>
        </table:table-row>
        <table:table-row>
          <table:table-cell office:value-type="string">
            <text:p text:style-name="P2">AccountCr_Key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Счет кредита (только для регистра с коррекспонденцией).</text:p>
          </table:table-cell>
        </table:table-row>
        <table:table-row>
          <table:table-cell office:value-type="string">
            <text:p text:style-name="P2">Account_Key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Счет (только для регистра без коррекспонденции).</text:p>
          </table:table-cell>
        </table:table-row>
        <table:table-row>
          <table:table-cell office:value-type="string">
            <text:p text:style-name="P2">&lt;Измерения&gt;</text:p>
          </table:table-cell>
          <table:table-cell office:value-type="string">
            <text:p text:style-name="P2">Соответствует типу измерения</text:p>
          </table:table-cell>
          <table:table-cell office:value-type="string">
            <text:p text:style-name="P2">Для небалансовых измерений два свойства:</text:p>
            <text:p text:style-name="P2">● &lt;ИмяИзмерения&gt;Dr</text:p>
            <text:p text:style-name="P2">● &lt;ИмяИзмерения&gt;Cr.</text:p>
          </table:table-cell>
        </table:table-row>
        <table:table-row>
          <table:table-cell office:value-type="string">
            <text:p text:style-name="P2">&lt;Ресурсы&gt;</text:p>
          </table:table-cell>
          <table:table-cell office:value-type="string">
            <text:p text:style-name="P2">Соответствует типу ресурса</text:p>
          </table:table-cell>
          <table:table-cell office:value-type="string">
            <text:p text:style-name="P2">Для небалансовых измерений два свойства:</text:p>
            <text:p text:style-name="P2">● &lt;ИмяРесурса&gt;Dr</text:p>
            <text:p text:style-name="P2">● &lt;ИмяРесурса&gt;Cr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● </text:p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p text:style-name="Text_20_body">Особенности поведения:</text:p>
      <text:p text:style-name="Text_20_body">Сущность доступна только на чтение (запрос GET).</text:p>
      <text:h text:style-name="Heading_20_2" text:outline-level="2"><text:bookmark text:name="TI000001433"/><text:bookmark text:name="IssOgl1_12.12_Регистры_расчета"/>12.12. Регистры расчета</text:h>
      <table:table table:name="Таблица56" table:style-name="Таблица56">
        <table:table-column table:style-name="Таблица56.A"/>
        <table:table-column table:style-name="Таблица56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CalculationRegister_&lt;RegisterName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CalculationRegister_&lt;RegisterName&gt;</text:p>
          </table:table-cell>
        </table:table-row>
      </table:table>
      <text:p text:style-name="Text_20_body">Состав свойств:</text:p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header-rows>
          <table:table-row>
            <table:table-cell table:style-name="Таблица57.A1" office:value-type="string">
              <text:p text:style-name="P3">Имя</text:p>
            </table:table-cell>
            <table:table-cell table:style-name="Таблица57.A1" office:value-type="string">
              <text:p text:style-name="P3">Тип</text:p>
            </table:table-cell>
            <table:table-cell table:style-name="Таблица57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corder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Регистратор.</text:p>
          </table:table-cell>
        </table:table-row>
        <table:table-row>
          <table:table-cell office:value-type="string">
            <text:p text:style-name="P2">Recorder_Type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Ссылка на регистратор.</text:p>
          </table:table-cell>
        </table:table-row>
        <table:table-row>
          <table:table-cell office:value-type="string">
            <text:p text:style-name="P2">RecordSet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Набор записей.</text:p>
          </table:table-cell>
        </table:table-row>
      </table:table>
      <text:p text:style-name="Text_20_body">Особенности поведения:</text:p>
      <text:p text:style-name="Text_20_body"><text:soft-page-break/>Измерения регистра сведений образуют ключ записи. При попытке изменить ключ записи будет генерироваться исключение с HTTP-статусом 404. Рекомендуется в таком случае вначале удалять существующую запись, а затем добавлять новую.</text:p>
      <text:h text:style-name="Heading_20_3" text:outline-level="3"><text:bookmark text:name="TI000001434"/><text:bookmark text:name="IssOgl2_12.12.1_Функции"/>12.12.1. Функции</text:h>
      <text:p text:style-name="Text_20_body">ScheduledData</text:p>
      <text:p text:style-name="Text_20_body">Описание:</text:p>
      <text:p text:style-name="Text_20_body">Обеспечивает доступ к виртуальной таблице данных графика регистра расчета. Только для регистра расчета с заданным графиком.</text:p>
      <text:p text:style-name="Text_20_body">Параметры:</text:p>
      <text:p text:style-name="Text_20_body">Condition Edm.String</text:p>
      <text:p text:style-name="Text_20_body">Отбор записей в формате OData. Подробнее см. стр. 1252.</text:p>
      <text:p text:style-name="Text_20_body">ActualActionPeriod</text:p>
      <text:p text:style-name="Text_20_body">Описание:</text:p>
      <text:p text:style-name="Text_20_body">Обеспечивает доступ к виртуальной таблице фактического периода действия. Только для регистра с поддержкой периода действия.</text:p>
      <text:p text:style-name="Text_20_body">Параметры:</text:p>
      <text:p text:style-name="Text_20_body">Condition Edm.String</text:p>
      <text:p text:style-name="Text_20_body">Отбор записей в формате OData. Подробнее см. стр. 1252.</text:p>
      <text:p text:style-name="Text_20_body">&lt;ИмяПерерасчета&gt;</text:p>
      <text:p text:style-name="Text_20_body">Описание:</text:p>
      <text:p text:style-name="Text_20_body">Обеспечивает доступ к виртуальной таблице записей перерасчета.</text:p>
      <text:p text:style-name="Text_20_body">Base&lt;ИмяБазовогоРегистраРасчета&gt;</text:p>
      <text:p text:style-name="Text_20_body">Описание:</text:p>
      <text:p text:style-name="Text_20_body">Обеспечивает доступ к виртуальной таблице базовых данных регистра расчета.</text:p>
      <text:p text:style-name="Text_20_body">Параметры:</text:p>
      <text:p text:style-name="Text_20_body">Condition Edm.String</text:p>
      <text:p text:style-name="Text_20_body">Отбор записей в формате OData. Подробнее см. <text:a xlink:type="simple" xlink:href="https://its.1c.ru/db/content/v8313doc/src/руководство%20разработчика/глава%2017.%20механизмы%20интернет-сервисов.htm?_=1542379434#_ref379554692" text:style-name="Internet_20_link" text:visited-style-name="Visited_20_Internet_20_Link">здесь</text:a>.</text:p>
      <text:p text:style-name="Text_20_body">MainRegisterDimensions Edm.String</text:p>
      <text:p text:style-name="Text_20_body">Имена измерений основного регистра расчета, по которому строится таблица базовых данных, через запятую.</text:p>
      <text:p text:style-name="Text_20_body">BaseRegisterDimensions Edm.String</text:p>
      <text:p text:style-name="Text_20_body">Имена измерений базового регистра расчета, по которому строится таблица базовых данных, через запятую.</text:p>
      <text:p text:style-name="Text_20_body">ViewPoints Edm.String</text:p>
      <text:p text:style-name="Text_20_body">Имена полей базового регистра расчета, по которым производится суммирование базовых данных, через запятую</text:p>
      <text:h text:style-name="Heading_20_3" text:outline-level="3"><text:bookmark text:name="TI000001435"/><text:bookmark text:name="IssOgl2_12.12.2_Набор_записей_регистра"/>12.12.2. Набор записей регистра</text:h>
      <text:p text:style-name="Text_20_body">Имя составного типа: CalculationRegister_&lt;RegisterName&gt;_RowType.</text:p>
      <text:p text:style-name="Text_20_body"><text:soft-page-break/>Состав свойств:</text:p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header-rows>
          <table:table-row>
            <table:table-cell table:style-name="Таблица58.A1" office:value-type="string">
              <text:p text:style-name="P3">Имя</text:p>
            </table:table-cell>
            <table:table-cell table:style-name="Таблица58.A1" office:value-type="string">
              <text:p text:style-name="P3">Тип</text:p>
            </table:table-cell>
            <table:table-cell table:style-name="Таблица58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в наборе записей.</text:p>
          </table:table-cell>
        </table:table-row>
        <table:table-row>
          <table:table-cell office:value-type="string">
            <text:p text:style-name="P2">Active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активности строки.</text:p>
          </table:table-cell>
        </table:table-row>
        <table:table-row>
          <table:table-cell office:value-type="string">
            <text:p text:style-name="P2">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Момент времени, в который выполнена запись.</text:p>
          </table:table-cell>
        </table:table-row>
        <table:table-row>
          <table:table-cell office:value-type="string">
            <text:p text:style-name="P2">BegOfBase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Дата начала базового периода учетной записи. Только для регистров с базовым периодом.</text:p>
          </table:table-cell>
        </table:table-row>
        <table:table-row>
          <table:table-cell office:value-type="string">
            <text:p text:style-name="P2">EndOfBase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Дата окончания базового периода учетной записи. Только для регистров расчета с базовым периодом.</text:p>
          </table:table-cell>
        </table:table-row>
        <table:table-row>
          <table:table-cell office:value-type="string">
            <text:p text:style-name="P2">BegOfAction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Дата начала периода действия. Только для регистров расчета с периодом действия.</text:p>
          </table:table-cell>
        </table:table-row>
        <table:table-row>
          <table:table-cell office:value-type="string">
            <text:p text:style-name="P2">EndOfAcrion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Дата окончания периода действия. Только для регистров расчета с периодом действия.</text:p>
          </table:table-cell>
        </table:table-row>
        <table:table-row>
          <table:table-cell office:value-type="string">
            <text:p text:style-name="P2">CalculationType_Key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Ссылка на вид расчета учетной записи.</text:p>
          </table:table-cell>
        </table:table-row>
        <table:table-row>
          <table:table-cell office:value-type="string">
            <text:p text:style-name="P2">ReversingEntry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сторно-записи.</text:p>
          </table:table-cell>
        </table:table-row>
        <table:table-row>
          <table:table-cell office:value-type="string">
            <text:p text:style-name="P2">&lt;Измерения&gt;</text:p>
          </table:table-cell>
          <table:table-cell office:value-type="string">
            <text:p text:style-name="P2">Соответствует типу измерения</text:p>
          </table:table-cell>
          <table:table-cell office:value-type="string">
            <text:p text:style-name="P2">Для небалансовых измерений два свойства:</text:p>
            <text:p text:style-name="P2">● &lt;ИмяИзмерения&gt;Dr</text:p>
            <text:p text:style-name="P2">● &lt;ИмяИзмерения&gt;Cr.</text:p>
          </table:table-cell>
        </table:table-row>
        <table:table-row>
          <table:table-cell office:value-type="string">
            <text:p text:style-name="P2">&lt;Ресурсы&gt;</text:p>
          </table:table-cell>
          <table:table-cell office:value-type="string">
            <text:p text:style-name="P2">Соответствует типу ресурса</text:p>
          </table:table-cell>
          <table:table-cell office:value-type="string">
            <text:p text:style-name="P2">Для небалансовых измерений два свойства:</text:p>
            <text:p text:style-name="P2">● &lt;ИмяРесурса&gt;Dr</text:p>
            <text:p text:style-name="P2">● &lt;ИмяРесурса&gt;Cr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h text:style-name="Heading_20_3" text:outline-level="3"><text:bookmark text:name="TI000001436"/><text:bookmark text:name="IssOgl2_12.12.3_Строка_набора_записей_регистрав_сведений"/>12.12.3. Строка набора записей регистрав сведений</text:h>
      <table:table table:name="Таблица59" table:style-name="Таблица59">
        <table:table-column table:style-name="Таблица59.A"/>
        <table:table-column table:style-name="Таблица59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CalculationRegister_&lt;Имя&gt;_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CalculationRegister_&lt;Имя&gt;_RecordType</text:p>
          </table:table-cell>
        </table:table-row>
      </table:table>
      <text:p text:style-name="Text_20_body">Состав свойств: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header-rows>
          <table:table-row>
            <table:table-cell table:style-name="Таблица60.A1" office:value-type="string">
              <text:p text:style-name="P3">Имя</text:p>
            </table:table-cell>
            <table:table-cell table:style-name="Таблица60.A1" office:value-type="string">
              <text:p text:style-name="P3">Тип</text:p>
            </table:table-cell>
            <table:table-cell table:style-name="Таблица60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в наборе записей.</text:p>
          </table:table-cell>
        </table:table-row>
        <table:table-row>
          <table:table-cell office:value-type="string">
            <text:p text:style-name="P2">Active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активности строки.</text:p>
          </table:table-cell>
        </table:table-row>
        <text:soft-page-break/>
        <table:table-row>
          <table:table-cell office:value-type="string">
            <text:p text:style-name="P2">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Момент времени, в который выполнена запись.</text:p>
          </table:table-cell>
        </table:table-row>
        <table:table-row>
          <table:table-cell office:value-type="string">
            <text:p text:style-name="P2">BegOfBase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Дата начала базового периода учетной записи. Только для регистров с базовым периодом.</text:p>
          </table:table-cell>
        </table:table-row>
        <table:table-row>
          <table:table-cell office:value-type="string">
            <text:p text:style-name="P2">EndOfBase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Дата окончания базового периода учетной записи. Только для регистров расчета с базовым периодом.</text:p>
          </table:table-cell>
        </table:table-row>
        <table:table-row>
          <table:table-cell office:value-type="string">
            <text:p text:style-name="P2">BegOfAction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Дата начала периода действия. Только для регистров расчета с периодом действия.</text:p>
          </table:table-cell>
        </table:table-row>
        <table:table-row>
          <table:table-cell office:value-type="string">
            <text:p text:style-name="P2">EndOfAcrionPeriod</text:p>
          </table:table-cell>
          <table:table-cell office:value-type="string">
            <text:p text:style-name="P2">Edm.Date</text:p>
          </table:table-cell>
          <table:table-cell office:value-type="string">
            <text:p text:style-name="P2">Дата окончания периода действия. Только для регистров расчета с периодом действия.</text:p>
          </table:table-cell>
        </table:table-row>
        <table:table-row>
          <table:table-cell office:value-type="string">
            <text:p text:style-name="P2">CalculationType_Key</text:p>
          </table:table-cell>
          <table:table-cell office:value-type="string">
            <text:p text:style-name="P2">Edm.Guid</text:p>
          </table:table-cell>
          <table:table-cell office:value-type="string">
            <text:p text:style-name="P2">Ссылка на вид расчета учетной записи.</text:p>
          </table:table-cell>
        </table:table-row>
        <table:table-row>
          <table:table-cell office:value-type="string">
            <text:p text:style-name="P2">ReversingEntry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ризнак сторно-записи.</text:p>
          </table:table-cell>
        </table:table-row>
        <table:table-row>
          <table:table-cell office:value-type="string">
            <text:p text:style-name="P2">&lt;Измерения&gt;</text:p>
          </table:table-cell>
          <table:table-cell office:value-type="string">
            <text:p text:style-name="P2">Соответствует типу измерения</text:p>
          </table:table-cell>
          <table:table-cell office:value-type="string">
            <text:p text:style-name="P2">Для небалансовых измерений два свойства:</text:p>
            <text:p text:style-name="P2">● &lt;ИмяИзмерения&gt;Dr</text:p>
            <text:p text:style-name="P2">● &lt;ИмяИзмерения&gt;Cr.</text:p>
          </table:table-cell>
        </table:table-row>
        <table:table-row>
          <table:table-cell office:value-type="string">
            <text:p text:style-name="P2">&lt;Ресурсы&gt;</text:p>
          </table:table-cell>
          <table:table-cell office:value-type="string">
            <text:p text:style-name="P2">Соответствует типу ресурса</text:p>
          </table:table-cell>
          <table:table-cell office:value-type="string">
            <text:p text:style-name="P2">Для небалансовых измерений два свойства:</text:p>
            <text:p text:style-name="P2">● &lt;ИмяРесурса&gt;Dr</text:p>
            <text:p text:style-name="P2">● &lt;ИмяРесурса&gt;Cr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● </text:p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p text:style-name="Text_20_body">Особенности поведения:</text:p>
      <text:p text:style-name="Text_20_body">Сущность доступна только на чтение (запрос GET).</text:p>
      <text:h text:style-name="Heading_20_2" text:outline-level="2"><text:bookmark text:name="TI000001437"/><text:bookmark text:name="IssOgl1_12.13_Бизнес-процессы"/>12.13. Бизнес-процессы</text:h>
      <table:table table:name="Таблица61" table:style-name="Таблица61">
        <table:table-column table:style-name="Таблица61.A"/>
        <table:table-column table:style-name="Таблица61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BusinessProcess_&lt;Имя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BusinessProcess_&lt;Имя&gt;</text:p>
          </table:table-cell>
        </table:table-row>
      </table:table>
      <text:p text:style-name="Text_20_body">Состав свойств:</text:p>
      <table:table table:name="Таблица62" table:style-name="Таблица62">
        <table:table-column table:style-name="Таблица62.A"/>
        <table:table-column table:style-name="Таблица62.B"/>
        <table:table-column table:style-name="Таблица62.C"/>
        <table:table-header-rows>
          <table:table-row>
            <table:table-cell table:style-name="Таблица62.A1" office:value-type="string">
              <text:p text:style-name="P3">Имя</text:p>
            </table:table-cell>
            <table:table-cell table:style-name="Таблица62.A1" office:value-type="string">
              <text:p text:style-name="P3">Тип</text:p>
            </table:table-cell>
            <table:table-cell table:style-name="Таблица62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Code</text:p>
          </table:table-cell>
          <table:table-cell office:value-type="string">
            <text:p text:style-name="P2">Edm.String,</text:p>
            <text:p text:style-name="P2"><text:soft-page-break/>Edm.Int32</text:p>
          </table:table-cell>
          <table:table-cell office:value-type="string">
            <text:p text:style-name="P2">При наличии у бизнес-процесса кода.</text:p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При наличии у бизнес-процесса наименования.</text:p>
          </table:table-cell>
        </table:table-row>
        <table:table-row>
          <table:table-cell office:value-type="string">
            <text:p text:style-name="P2">DeletionMark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ометка удаления.</text:p>
          </table:table-cell>
        </table:table-row>
        <table:table-row>
          <table:table-cell office:value-type="string">
            <text:p text:style-name="P2">Vers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Версия данных.</text:p>
          </table:table-cell>
        </table:table-row>
        <table:table-row>
          <table:table-cell office:value-type="string">
            <text:p text:style-name="P2">Start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Бизнес-процесс стартован.</text:p>
          </table:table-cell>
        </table:table-row>
        <table:table-row>
          <table:table-cell office:value-type="string">
            <text:p text:style-name="P2">Compet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Бизнес-процесс завершен.</text:p>
          </table:table-cell>
        </table:table-row>
        <table:table-row>
          <table:table-cell office:value-type="string">
            <text:p text:style-name="P2">HeadTask</text:p>
          </table:table-cell>
          <table:table-cell office:value-type="string">
            <text:p text:style-name="P1"/>
          </table:table-cell>
          <table:table-cell office:value-type="string">
            <text:p text:style-name="P2">Два поля:</text:p>
            <text:p text:style-name="P2">● &lt;Имя реквизита&gt; ‑ содержит значение сылки в виде строки;</text:p>
            <text:p text:style-name="P2">● &lt;Имя реквизита&gt;_Type ‑ ссылка на задачу, обслуживающую данный бизнес-процесс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  <table:table-row>
          <table:table-cell office:value-type="string">
            <text:p text:style-name="P2">&lt;Табличные части&gt;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Каждая табличная часть выступает в виде отдельной сущности с именем BusinessProcess_&lt;ИмяОбъекта&gt;_&lt;ИмяТабличнойЧасти&gt;.</text:p>
          </table:table-cell>
        </table:table-row>
      </table:table>
      <text:h text:style-name="Heading_20_3" text:outline-level="3"><text:bookmark text:name="TI000001438"/><text:bookmark text:name="IssOgl2_12.13.1_Функции"/>12.13.1. Функции</text:h>
      <text:p text:style-name="Text_20_body">Start</text:p>
      <text:p text:style-name="Text_20_body">Описание:</text:p>
      <text:p text:style-name="Text_20_body">Стартует бизнес-процесс.</text:p>
      <text:p text:style-name="Text_20_body">Параметры:</text:p>
      <text:p text:style-name="Text_20_body">RoutePoint</text:p>
      <text:p text:style-name="Text_20_body">Имя точки маршрута, с которой стартует бизнес-процесс. Необязательный параметр.</text:p>
      <text:h text:style-name="Heading_20_3" text:outline-level="3"><text:bookmark text:name="TI000001439"/><text:bookmark text:name="IssOgl2_12.13.2_Табличная_часть_бизнес-процесса"/>12.13.2. Табличная часть бизнес-процесса</text:h>
      <table:table table:name="Таблица63" table:style-name="Таблица63">
        <table:table-column table:style-name="Таблица63.A"/>
        <table:table-column table:style-name="Таблица63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BusinessProcess_&lt;Имя объекта&gt;_&lt;Имя табличной части&gt;_ 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BusinessProcess_&lt;Имя объекта&gt;_&lt;Имя табличной части&gt;_RecordType</text:p>
          </table:table-cell>
        </table:table-row>
      </table:table>
      <text:p text:style-name="Text_20_body">Состав свойств:</text:p>
      <table:table table:name="Таблица64" table:style-name="Таблица64">
        <table:table-column table:style-name="Таблица64.A"/>
        <table:table-column table:style-name="Таблица64.B"/>
        <table:table-column table:style-name="Таблица64.C"/>
        <table:table-header-rows>
          <table:table-row>
            <table:table-cell table:style-name="Таблица64.A1" office:value-type="string">
              <text:p text:style-name="P3">Имя</text:p>
            </table:table-cell>
            <table:table-cell table:style-name="Таблица64.A1" office:value-type="string">
              <text:p text:style-name="P3">Тип</text:p>
            </table:table-cell>
            <table:table-cell table:style-name="Таблица64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<text:soft-page-break/>реквизита</text:p>
          </table:table-cell>
          <table:table-cell office:value-type="string">
            <text:p text:style-name="P2">● </text:p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h text:style-name="Heading_20_3" text:outline-level="3"><text:bookmark text:name="TI000001440"/><text:bookmark text:name="IssOgl2_12.13.3_Строка_табличной_части"/>12.13.3. Строка табличной части</text:h>
      <text:p text:style-name="Text_20_body">Имя составного типа: BusinessProcess_&lt;Имя объекта&gt;_&lt;Имя табличной части&gt;_RowType.</text:p>
      <text:p text:style-name="Text_20_body">Состав свойств:</text:p>
      <table:table table:name="Таблица65" table:style-name="Таблица65">
        <table:table-column table:style-name="Таблица65.A"/>
        <table:table-column table:style-name="Таблица65.B"/>
        <table:table-column table:style-name="Таблица65.C"/>
        <table:table-header-rows>
          <table:table-row>
            <table:table-cell table:style-name="Таблица65.A1" office:value-type="string">
              <text:p text:style-name="P3">Имя</text:p>
            </table:table-cell>
            <table:table-cell table:style-name="Таблица65.A1" office:value-type="string">
              <text:p text:style-name="P3">Тип</text:p>
            </table:table-cell>
            <table:table-cell table:style-name="Таблица65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</table:table>
      <text:h text:style-name="Heading_20_2" text:outline-level="2"><text:bookmark text:name="TI000001441"/><text:bookmark text:name="IssOgl1_12.14_Задачи"/>12.14. Задачи</text:h>
      <table:table table:name="Таблица66" table:style-name="Таблица66">
        <table:table-column table:style-name="Таблица66.A"/>
        <table:table-column table:style-name="Таблица66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Task_&lt;Имя&gt;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Task_&lt;Имя&gt;</text:p>
          </table:table-cell>
        </table:table-row>
      </table:table>
      <text:p text:style-name="Text_20_body">Состав свойств:</text:p>
      <table:table table:name="Таблица67" table:style-name="Таблица67">
        <table:table-column table:style-name="Таблица67.A"/>
        <table:table-column table:style-name="Таблица67.B"/>
        <table:table-column table:style-name="Таблица67.C"/>
        <table:table-header-rows>
          <table:table-row>
            <table:table-cell table:style-name="Таблица67.A1" office:value-type="string">
              <text:p text:style-name="P3">Имя</text:p>
            </table:table-cell>
            <table:table-cell table:style-name="Таблица67.A1" office:value-type="string">
              <text:p text:style-name="P3">Тип</text:p>
            </table:table-cell>
            <table:table-cell table:style-name="Таблица67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2">Ссылка.</text:p>
          </table:table-cell>
        </table:table-row>
        <table:table-row>
          <table:table-cell office:value-type="string">
            <text:p text:style-name="P2">Number</text:p>
          </table:table-cell>
          <table:table-cell office:value-type="string">
            <text:p text:style-name="P2">Edm.String,</text:p>
            <text:p text:style-name="P2">Edm.Int32</text:p>
          </table:table-cell>
          <table:table-cell office:value-type="string">
            <text:p text:style-name="P2">При наличии у задачи номера.</text:p>
          </table:table-cell>
        </table:table-row>
        <table:table-row>
          <table:table-cell office:value-type="string">
            <text:p text:style-name="P2">Descript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При наличии у задачи наименования.</text:p>
          </table:table-cell>
        </table:table-row>
        <table:table-row>
          <table:table-cell office:value-type="string">
            <text:p text:style-name="P2">DeletionMark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Пометка удаления.</text:p>
          </table:table-cell>
        </table:table-row>
        <table:table-row>
          <table:table-cell office:value-type="string">
            <text:p text:style-name="P2">Version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Версия данных.</text:p>
          </table:table-cell>
        </table:table-row>
        <table:table-row>
          <table:table-cell office:value-type="string">
            <text:p text:style-name="P2">Executed</text:p>
          </table:table-cell>
          <table:table-cell office:value-type="string">
            <text:p text:style-name="P2">Edm.Boolean</text:p>
          </table:table-cell>
          <table:table-cell office:value-type="string">
            <text:p text:style-name="P2">Задача выполнена.</text:p>
          </table:table-cell>
        </table:table-row>
        <table:table-row>
          <table:table-cell office:value-type="string">
            <text:p text:style-name="P2">BusinessProcess</text:p>
          </table:table-cell>
          <table:table-cell office:value-type="string">
            <text:p text:style-name="P1"/>
          </table:table-cell>
          <table:table-cell office:value-type="string">
            <text:p text:style-name="P2">Описывает составной тип, если задача связана с несколькими бизнес-процессами:</text:p>
            <text:p text:style-name="P2">● &lt;Имя реквизита&gt; ‑ содержит значение сылки в виде строки;</text:p>
            <text:p text:style-name="P2">● &lt;Имя реквизита&gt;_Type ‑ ссылка на задачу, обслуживающую данный бизнес-процесс.</text:p>
            <text:p text:style-name="P2">Если задача связана с одним бизнес-процессом, то реквизит описывается двумя свойствами:</text:p>
            <text:p text:style-name="P2">● Навигационная ссылка;</text:p>
            <text:p text:style-name="P2">● BusinessProcess_Key ‑ значение ссылки.</text:p>
          </table:table-cell>
        </table:table-row>
        <text:soft-page-break/>
        <table:table-row>
          <table:table-cell office:value-type="string">
            <text:p text:style-name="P2">RoutePoint</text:p>
          </table:table-cell>
          <table:table-cell office:value-type="string">
            <text:p text:style-name="P2">Edm.String</text:p>
          </table:table-cell>
          <table:table-cell office:value-type="string">
            <text:p text:style-name="P2">Имя точки маршрута, для исполнения которой создана задача. Только для задачи, привязанной к бизнес-процессу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  <table:table-row>
          <table:table-cell office:value-type="string">
            <text:p text:style-name="P2">&lt;Табличные части&gt;</text:p>
          </table:table-cell>
          <table:table-cell office:value-type="string">
            <text:p text:style-name="P2">Collection(СоставнойТип)</text:p>
          </table:table-cell>
          <table:table-cell office:value-type="string">
            <text:p text:style-name="P2">Каждая табличная часть выступает в виде отдельной сущности с именем Task_&lt;ИмяОбъекта&gt;_&lt;ИмяТабличнойЧасти&gt;.</text:p>
          </table:table-cell>
        </table:table-row>
      </table:table>
      <text:h text:style-name="Heading_20_3" text:outline-level="3"><text:bookmark text:name="TI000001442"/><text:bookmark text:name="IssOgl2_12.14.1_Функции"/>12.14.1. Функции</text:h>
      <text:p text:style-name="Text_20_body">ExecuteTask</text:p>
      <text:p text:style-name="Text_20_body">Описание:</text:p>
      <text:p text:style-name="Text_20_body">Выполняет задачу.</text:p>
      <text:h text:style-name="Heading_20_3" text:outline-level="3"><text:bookmark text:name="TI000001443"/><text:bookmark text:name="IssOgl2_12.14.2_Табличная_часть_бизнес-процесса"/>12.14.2. Табличная часть бизнес-процесса</text:h>
      <table:table table:name="Таблица68" table:style-name="Таблица68">
        <table:table-column table:style-name="Таблица68.A"/>
        <table:table-column table:style-name="Таблица68.B"/>
        <table:table-row>
          <table:table-cell office:value-type="string">
            <text:p text:style-name="P2">Имя сущности</text:p>
          </table:table-cell>
          <table:table-cell office:value-type="string">
            <text:p text:style-name="P2">Task_&lt;Имя объекта&gt;_&lt;Имя табличной части&gt;_ RecordType</text:p>
          </table:table-cell>
        </table:table-row>
        <table:table-row>
          <table:table-cell office:value-type="string">
            <text:p text:style-name="P2">Имя набора сущностей</text:p>
          </table:table-cell>
          <table:table-cell office:value-type="string">
            <text:p text:style-name="P2">Task_&lt;Имя объекта&gt;_&lt;Имя табличной части&gt;_RecordType</text:p>
          </table:table-cell>
        </table:table-row>
      </table:table>
      <text:p text:style-name="Text_20_body">Состав свойств:</text:p>
      <table:table table:name="Таблица69" table:style-name="Таблица69">
        <table:table-column table:style-name="Таблица69.A"/>
        <table:table-column table:style-name="Таблица69.B"/>
        <table:table-column table:style-name="Таблица69.C"/>
        <table:table-header-rows>
          <table:table-row>
            <table:table-cell table:style-name="Таблица69.A1" office:value-type="string">
              <text:p text:style-name="P3">Имя</text:p>
            </table:table-cell>
            <table:table-cell table:style-name="Таблица69.A1" office:value-type="string">
              <text:p text:style-name="P3">Тип</text:p>
            </table:table-cell>
            <table:table-cell table:style-name="Таблица69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Ref</text:p>
          </table:table-cell>
          <table:table-cell office:value-type="string">
            <text:p text:style-name="P2">Ссылочный тип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&lt;Общие 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2">Кроме общих реквизитов являющихся независимыми разделителями.</text:p>
          </table:table-cell>
        </table:table-row>
      </table:table>
      <text:h text:style-name="Heading_20_3" text:outline-level="3"><text:bookmark text:name="TI000001444"/><text:bookmark text:name="IssOgl2_12.14.3_Строка_табличной_части"/>12.14.3. Строка табличной части</text:h>
      <text:p text:style-name="Text_20_body">Имя составного типа: Task_&lt;Имя объекта&gt;_&lt;Имя табличной части&gt;_RowType.</text:p>
      <text:p text:style-name="Text_20_body">Состав свойств:</text:p>
      <table:table table:name="Таблица70" table:style-name="Таблица70">
        <table:table-column table:style-name="Таблица70.A"/>
        <table:table-column table:style-name="Таблица70.B"/>
        <table:table-column table:style-name="Таблица70.C"/>
        <table:table-header-rows>
          <table:table-row>
            <table:table-cell table:style-name="Таблица70.A1" office:value-type="string">
              <text:p text:style-name="P3">Имя</text:p>
            </table:table-cell>
            <table:table-cell table:style-name="Таблица70.A1" office:value-type="string">
              <text:p text:style-name="P3">Тип</text:p>
            </table:table-cell>
            <table:table-cell table:style-name="Таблица70.A1" office:value-type="string">
              <text:p text:style-name="P3">Комментарий</text:p>
            </table:table-cell>
          </table:table-row>
        </table:table-header-rows>
        <table:table-row>
          <table:table-cell office:value-type="string">
            <text:p text:style-name="P2">LineNumber</text:p>
          </table:table-cell>
          <table:table-cell office:value-type="string">
            <text:p text:style-name="P2">Edm.Int64</text:p>
          </table:table-cell>
          <table:table-cell office:value-type="string">
            <text:p text:style-name="P2">Номер строки табличной части.</text:p>
          </table:table-cell>
        </table:table-row>
        <table:table-row>
          <table:table-cell office:value-type="string">
            <text:p text:style-name="P2">&lt;Реквизиты&gt;</text:p>
          </table:table-cell>
          <table:table-cell office:value-type="string">
            <text:p text:style-name="P2">Соответствует типу реквизита</text:p>
          </table:table-cell>
          <table:table-cell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23:22.347853528</dc:date>
    <meta:editing-duration>PT1H5M19S</meta:editing-duration>
    <meta:editing-cycles>56</meta:editing-cycles>
    <meta:generator>LibreOffice/5.1.6.2$Linux_X86_64 LibreOffice_project/10m0$Build-2</meta:generator>
    <meta:document-statistic meta:table-count="70" meta:image-count="0" meta:object-count="0" meta:page-count="27" meta:paragraph-count="1352" meta:word-count="3850" meta:character-count="33627" meta:non-whitespace-character-count="31124"/>
  </office:meta>
</office:document-meta>
</file>